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background-color="#000000">
        <style:background-image/>
      </style:paragraph-properties>
      <style:text-properties fo:font-style="normal" style:font-style-asian="normal" style:font-style-complex="normal"/>
    </style:style>
    <style:style style:name="P9"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0" style:family="paragraph" style:parent-style-name="Standard">
      <style:paragraph-properties fo:text-align="start" style:justify-single-word="false" fo:background-color="#000000">
        <style:background-image/>
      </style:paragraph-properties>
    </style:style>
    <style:style style:name="P11"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fo:color="#ffffff" style:font-name="Times New Roman" fo:font-size="12pt" fo:font-style="normal" style:font-size-asian="12pt" style:font-style-asian="normal" style:font-size-complex="12pt" style:font-style-complex="normal"/>
    </style:style>
    <style:style style:name="T11" style:family="text">
      <style:text-properties style:text-position="super 58%"/>
    </style:style>
    <style:style style:name="T12"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1">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Increase thrust to 41%.</text:p>
      <text:p text:style-name="P2"/>
      <text:p text:style-name="P2">“Should you be operating at 67% coolant levels capitan? Isn’t that dangerous to the equipment?”</text:p>
      <text:p text:style-name="P2"><text:soft-page-break/></text:p>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Laugher followed them, growing quieter as they climbed hand over hand dropping down the level of the space craft to the engines. The observation platforms were small and crowded. The heat was immense. The air smelled of coolant and fuel. </text:p>
      <text:p text:style-name="P2"><text:soft-page-break/></text:p>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Care for his crew as he would care for himself, as his family.”</text:p>
      <text:p text:style-name="P2"/>
      <text:p text:style-name="P2">“Be more clever than his enemy”</text:p>
      <text:p text:style-name="P2"><text:soft-page-break/></text:p>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owel wrapped around their neck and head.</text:p>
      <text:p text:style-name="P2"/>
      <text:p text:style-name="P2">“Kowareta kamakiri where is the auditor?” Asked the capitain. To a young boy, suspended in grav lifts. </text:p>
      <text:p text:style-name="P2"><text:soft-page-break/></text:p>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But the boy could not see all of this. His eyes were taken by the strange clothes and the bodies of the young ladies</text:p>
      <text:p text:style-name="P2">and the strange sounds and foods all around him. </text:p>
      <text:p text:style-name="P2"><text:soft-page-break/></text:p>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
      <text:p text:style-name="P2">The the press of bodies and merchandise opened up to a central cirle near the loading ramps of the trader thrush. A sea </text:p>
      <text:p text:style-name="P2"><text:soft-page-break/>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 We won't trade for 250,000 or</text:p>
      <text:p text:style-name="P2">500,000. We will take 1.5 points of your stock though. Half for you and half for us is a fair trade if you're going to do</text:p>
      <text:p text:style-name="P2"><text:soft-page-break/>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he captain made a mental note to thank him for the broken nose. "Perhaps we could pull out the pavilian and share some news of the outside world. Then you</text:p>
      <text:p text:style-name="P2">could show us the stock, award your ribbons, and we could conclude our business? Perhaps we could <text:soft-page-break/>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Now go make sure the auditor is asleep. </text:p>
      <text:p text:style-name="P2"/>
      <text:p text:style-name="P2">As you say captain, and the boy shuflled off. </text:p>
      <text:p text:style-name="P2"><text:soft-page-break/></text:p>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he captain also made the gesture with his ear to ward off the eyes of the company. </text:p>
      <text:p text:style-name="P2"/>
      <text:p text:style-name="P2">“Good stone. You will do the trading today.” Said the captain and he fished his leather traders wallet <text:soft-page-break/>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men in the covenant. </text:p>
      <text:p text:style-name="P2"/>
      <text:p text:style-name="P2">Then Arthur Trillian. I know you know who he is. We've all heard of AT. But I met him. When he was <text:soft-page-break/>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text:soft-page-break/>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distant clinging chimes of the feeding screen were all she could hear, but she could see the sinewy male reaching out and touching one of her pigs. </text:p>
      <text:p text:style-name="P2"/>
      <text:p text:style-name="P2"><text:soft-page-break/>“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P2"/>
      <text:p text:style-name="P2">A red warning light began to flash, sensors alarming at the pig who's heart was missing it's intake of <text:soft-page-break/>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
      <text:p text:style-name="P2">“I read about it in...” </text:p>
      <text:p text:style-name="P2"/>
      <text:p text:style-name="P2"><text:soft-page-break/>“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8"><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ambitions that are not the perview of a lady of the lord. </text:p>
      <text:p text:style-name="P4"/>
      <text:p text:style-name="P4">There's so much more to the world than Marsh, than this slug, than anyone here can even fathom. So <text:soft-page-break/>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he sky shifted. In a moment it went from bright blue day to deep and utter black. </text:p>
      <text:p text:style-name="P4"/>
      <text:p text:style-name="P4">She gasped and looked skyward where the familiar cartoon clouds had stood moments ago.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Said the boy monotone like he was repeating a lesson.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he boy turned backward the wires unwinding. <text:s/>Laura's hand hanging like a tree leaning to the sun on a cliff face. <text:s/></text:p>
      <text:p text:style-name="P4"/>
      <text:p text:style-name="P4"><text:soft-page-break/>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There were moments eternities where they both stood in the dancers splendor. But soon the hum of the digester- and the very real possibility of being caught in several transgressions brought them back. <text:s/></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he boy looked towards the door. Laura was brought back to the truth of the matter. </text:p>
      <text:p text:style-name="P4"/>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4"/>
      <text:p text:style-name="P4">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4"/>
      <text:p text:style-name="P4"><text:soft-page-break/>“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you'd better hang it, I could hardly lift it down.” </text:p>
      <text:p text:style-name="P4"/>
      <text:p text:style-name="P4">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hey're nice. Much nicer than what we eat. </text:p>
      <text:p text:style-name="P4"/>
      <text:p text:style-name="P4">Hey wait, that's it, you're gonna go? She stopped him with a heavy hand. </text:p>
      <text:p text:style-name="P4"/>
      <text:p text:style-name="P4">“I have so much to do, and I need to get back to my lab. I'm sorry.”</text:p>
      <text:p text:style-name="P4"/>
      <text:p text:style-name="P4">“No, I do not accept your apology. There was so much trouble here, trouble I didn't ask for. You owe me.” </text:p>
      <text:p text:style-name="P4"><text:soft-page-break/></text:p>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he repsonse struck the technician and hung on him like thick greasy thunderclouds. He was 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
      <text:p text:style-name="P4">He said nothing. Unable, or unwilling to cope with anything more real than what he'd laid bare. He closed his eyes and went deep inside himself. </text:p>
      <text:p text:style-name="P4"><text:soft-page-break/></text:p>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And with that Laura took her first steps from her old life and into something new that had never been done in her family before.</text:p>
      <text:p text:style-name="P4"/>
      <text:p text:style-name="P4">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She was excited- but also a little nervous. She wasn't supposed to be doing this and the punishment for getting caught.... </text:p>
      <text:p text:style-name="P4"/>
      <text:p text:style-name="P4">They walked further into the bowls.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p>
      <text:p text:style-name="P4"/>
      <text:p text:style-name="P4">No. </text:p>
      <text:p text:style-name="P4"/>
      <text:p text:style-name="P4">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4"/>
      <text:p text:style-name="P4">Are you alright? Asked Arthur. His voice just barely audible above the clanking of the steel grates beneath their feet. </text:p>
      <text:p text:style-name="P4"/>
      <text:p text:style-name="P4"><text:soft-page-break/>I've never broken the rules before. </text:p>
      <text:p text:style-name="P4"/>
      <text:p text:style-name="P4">Oh yes. The religious training. It never really took with me. Things are different down here. Makes the ideas of “justice” or fairness seem</text:p>
      <text:p text:style-name="P4"/>
      <text:p text:style-name="P4">he paused. Absurd really. No one fair would put good people down here to suffer. It's alright to break a rule that isn't fair. </text:p>
      <text:p text:style-name="P4"/>
      <text:p text:style-name="P4">Arthur was ahead of her and she looked down at his little diminutive frame. It had obviously been hard used. Malnourished, acid burned. It reminded her of some of the little still born lambs she'd seen on other farms. </text:p>
      <text:p text:style-name="P4"/>
      <text:p text:style-name="P4">What's it like down here? <text:line-break/><text:line-break/>It isn't right. Is all he would say. He walked a little faster and didn't look back at her. The coridor grew larger and larger as they walked. </text:p>
      <text:p text:style-name="P4"/>
      <text:p text:style-name="P4">The large vein smelled of dirt, acid and chemicals. A deep mechanical rumbling grew stronger and stronger as they progressed. Steel clanked as if an iron smith were pounding bars of steel.</text:p>
      <text:p text:style-name="P4"><text:line-break/>Have you ever been to the foot? Asked Arthur with out looking at her.</text:p>
      <text:p text:style-name="P4"/>
      <text:p text:style-name="P4">No, we're not allowed. Its for your group only. The acid is too dangerous. </text:p>
      <text:p text:style-name="P4"/>
      <text:p text:style-name="P4">Oh yes. The blue ribbons and all. I've seen a few award ceremonies, from the grates. Breeding creates such pleasant results. I hope to architect flesh that perfect someday. But for now I'm proud of how I've progressed. </text:p>
      <text:p text:style-name="P4"/>
      <text:p text:style-name="P4">“What with hooking up meat to yourself?” </text:p>
      <text:p text:style-name="P4"/>
      <text:p text:style-name="P4">Precisely. </text:p>
      <text:p text:style-name="P4"/>
      <text:p text:style-name="P4">You can't win awards like that. That's cheating. I won't tell on you, but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Arthur sighed.</text:p>
      <text:p text:style-name="P4"/>
      <text:p text:style-name="P4">“I wish I'd found you when I was supposed to. You really are the missing factor in the equation. I thought I could compensate for you being missing but I'm off by a factor of six. My solution is..... sub-optimal. </text:p>
      <text:p text:style-name="P4"/>
      <text:p text:style-name="P4">Laura paused. Looked at Arthur her face screwed up in a puzzled look. <text:line-break/><text:line-break/>“You were supposed to find me?”</text:p>
      <text:p text:style-name="P4"/>
      <text:p text:style-name="P4"><text:soft-page-break/>“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4"/>
      <text:p text:style-name="P4">“I've never had it laid out so precisely before. That shining blue wall there what is that?” </text:p>
      <text:p text:style-name="P4"/>
      <text:p text:style-name="P4">Shielding. This planet doesn't have an atmosphere- so we generate a barrier to keep our oxygen in, and it also helps to break the crust down into usable components. That feed you give your pigs every day? That's made from nutrients we pull from the soil. <text:s/></text:p>
      <text:p text:style-name="P4"/>
      <text:p text:style-name="P4">It's all so huge. It makes me feel insignificant.”</text:p>
      <text:p text:style-name="P4"/>
      <text:p text:style-name="P4">One of the main reasons Farm folk aren't allowed down here. Technician's are inoculated against space heresy. Farmers get a look at all this land churned up by a mechanical plow, by the hand of man, and draw some conclusions that aren't appreciated. </text:p>
      <text:p text:style-name="P4"/>
      <text:p text:style-name="P4">How much land is there? </text:p>
      <text:p text:style-name="P4"/>
      <text:p text:style-name="P4">This planet is 7,445 km in curcumference, which means at the three point three kilometers an hour that the slug moves <text:s/>We circle the planet once every 2346 hours. </text:p>
      <text:p text:style-name="P4"/>
      <text:p text:style-name="P4">Laura had never heard facts like these before always there had been a shine of “god's ways” or mysteries of the tech, unknowable. </text:p>
      <text:p text:style-name="P4"/>
      <text:p text:style-name="P4">Why do we move around the planet? <text:line-break/><text:soft-pag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ion. </text:p>
      <text:p text:style-name="P4"/>
      <text:p text:style-name="P4">Isn't she beautiful? She took me six months to grow. One of the most amazing genetic engineering feats I've accomplished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nowledge it. He climbed into the Maw. </text:p>
      <text:p text:style-name="P4"/>
      <text:p text:style-name="P4">Laura hesitated. If she was caught, alone and away form her station she'd be severely punished. But she wanted to read. </text:p>
      <text:p text:style-name="P4"/>
      <text:p text:style-name="P4">Come on girl. Brave. She passed the steaming gnarled entrance and climbed into the laboratory. </text:p>
      <text:p text:style-name="P4"/>
      <text:p text:style-name="P4">The root was her guide as she crawled up the pipes and wires through to the hidden marvel that was Arthur's work shop. </text:p>
      <text:p text:style-name="P4"/>
      <text:p text:style-name="P4">It was circular and the floor was the pedal of the enormous root they had climbed. Overhead was an incredible light that the pedal was drinking in but it looked foreign and organic, nothing like the metal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No no you have to do the guide bit for all this. She spun him around in his chair. Beautiful look at the size of this flower? How! Even on blue ribbon day I've never seen anything half this big. </text:p>
      <text:p text:style-name="P4"/>
      <text:p text:style-name="P4">Aurther seemed stunned that he wasn't looking at his samples any longer, but instead facing the <text:soft-page-break/>workshop.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This boy is so odd. </text:p>
      <text:p text:style-name="P4"/>
      <text:p text:style-name="P4">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
      <text:p text:style-name="P4">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
      <text:p text:style-name="P4">“I am noticably bad at interaction, and I did not see it a productive line of research. Everyone I asked.... he trailed off skirting the edge of a memory that pained him, and he avoided like a hunk of radioactive <text:soft-page-break/>fire.<text:line-break/><text:line-break/> I crafted a method to leave on my own.”</text:p>
      <text:p text:style-name="P4"/>
      <text:p text:style-name="P4">“you mean you could have taught me to read <text:span text:style-name="T1">years ago?</text:span>” Her senese of right and wrong screeched at this forgotten birthright”</text:p>
      <text:p text:style-name="P4"/>
      <text:p text:style-name="P4">Arthur closed off suddenly. His mind had reached the end of the pain it could take. Mechanically he siad<text:line-break/><text:line-break/>I'm sorry. I am sorry. I couldn't. </text:p>
      <text:p text:style-name="P4"/>
      <text:p text:style-name="P4">“This lab, everything here, the tapes are all yours. You surely can use them, just like I have, to make an escape for yourself.” </text:p>
      <text:p text:style-name="P4"/>
      <text:p text:style-name="P4">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4"/>
      <text:p text:style-name="P4">“Teach me to read” she said through gritted teeth.</text:p>
      <text:p text:style-name="P4"/>
      <text:p text:style-name="P4"/>
      <text:p text:style-name="P6">-----------</text:p>
      <text:p text:style-name="P6"/>
      <text:p text:style-name="P4">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
      <text:p text:style-name="P4">Joaquin drew a case from the captains wallet, inside were twenty four oblong syringes of company ensyme. The whole replacement population for this 3000 person slug. </text:p>
      <text:p text:style-name="P4"><text:soft-page-break/></text:p>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4"/>
      <text:p text:style-name="P4">“Stone you did well today.” They walked deeper into the alley ways around the ship. Stone did not know what to do with this complement. <text:line-break/><text:line-break/>“Your trading was abysmal. But your false fall into the auditor- and the broken nose!” Joaquin drew the boy in, reaching his arm high to draw across the boys enourmous shoulders. A conspiratorial glance up at the lads face. <text:line-break/><text:soft-page-break/><text:line-break/>“Captain this one” Joaquin interupped before the boy said what he already knew. <text:line-break/><text:line-break/>“Yes you did quite well there Stone. And for that you deserve a reward. What will you have?”</text:p>
      <text:p text:style-name="P4"/>
      <text:p text:style-name="P4"><text:line-break/>Captain- said stone following him. “Tell me the story of <text:s/>Shap-ng-tsai?” </text:p>
      <text:p text:style-name="P4"/>
      <text:p text:style-name="P4">The captain was taken aback. He stopped walking. It was an old fireside story. With the request stone showed for what he was. A boy still. Asking for fairy tales.</text:p>
      <text:p text:style-name="P4"/>
      <text:p text:style-name="P4">The captain squinted. The story Stone was asking for was like the Arthur, and Jaysos, and a hundred other kids tales of heros that made the family laugh and bond around a fire at night. But the true story of Shap-ng-tsai... </text:p>
      <text:p text:style-name="P4"><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He stammered for the secret words he knew- that all captains present and possibly future knew</text:p>
      <text:p text:style-name="P4"/>
      <text:p text:style-name="P4">“until they are reality” He finished. </text:p>
      <text:p text:style-name="P4"><text:soft-page-break/></text:p>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Captain- this one. This one wanted a fireside story sir.” </text:p>
      <text:p text:style-name="P4"/>
      <text:p text:style-name="P4">The captain spoke over his shoulder, still walking “Stone, you are no longer a boy. The tale you wanted, you will tell around the fireside someday. Now you must be a man.” </text:p>
      <text:p text:style-name="P4"/>
      <text:p text:style-name="P4">Stone would have groaned if he wasn't so scared. He shook and was disapoined that he would not be able to fade into the easy loss of self the story provided. </text:p>
      <text:p text:style-name="P4"/>
      <text:p text:style-name="P4">The walked until the hallway ended.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text:soft-pag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4"/>
      <text:p text:style-name="P4">“Come. You should clean your body.” said the one who was Peace<text:line-break/><text:line-break/>“And prepare your heart.” Graveled the one who was Misery.</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hey said in unison.</text:p>
      <text:p text:style-name="P4"/>
      <text:p text:style-name="P4">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4"><text:soft-page-break/></text:p>
      <text:p text:style-name="P4">As far as the eye could see were grasslands green with the new growth of spring. The air was still cold and Stone could feel that the hag of winter was not like to release her hold yet on the grassla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4"/>
      <text:p text:style-name="P4">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4"/>
      <text:p text:style-name="P4">“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4"/>
      <text:p text:style-name="P4">Grandfathers hands shook as he took up the mace. His eyes locked with Pasne-Pan-Reich's and he did <text:soft-page-break/>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Dismissed Grandfather began to walk, like a man drunken to the furthest ring of the battlefield. The screams and groans of the dying faded. </text:p>
      <text:p text:style-name="P4"/>
      <text:p text:style-name="P4">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4"><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Don't struggle- Do you want your new brothers to think you don't like them? That you're embarrased to be embraced by them? </text:p>
      <text:p text:style-name="P4"/>
      <text:p text:style-name="P4"><text:soft-page-break/>One man in rags, with out an arm coughted. “Last hugs you'll ever get. You'll come to appreciate them in time.”</text:p>
      <text:p text:style-name="P4"/>
      <text:p text:style-name="P4">The men of the lepers brigade al <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 He'd heard of ponies but never seen one. </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The battle had turned to a route and the remnants of grandfather's army had retreated, desprately trying to reach the mountains where the river began. Most would never see the daylight again.</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Moon light petered from behind a cloud. The goggled ones drew the devices around their throats and let them hang like kerchiefs. Too birght fo rthem now. </text:p>
      <text:p text:style-name="P4"/>
      <text:p text:style-name="P4"><text:soft-page-break/>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Stone saw fear in him that he recognized intimately.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struggle for 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text:soft-page-break/>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embers of putrid emerald.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
      <text:p text:style-name="P4">“Doesn't Grandfather tell some one? The council? The Crones? He can't just”<text:line-break/><text:line-break/><text:soft-pag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text:p>
      <text:p text:style-name="P4"/>
      <text:p text:style-name="P4">And what about before then? <text:line-break/><text:line-break/>I don't remember. <text:line-break/><text:line-break/><text:soft-pag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Who rides? <text:line-break/><text:line-break/>Galotha and the lepers </text:p>
      <text:p text:style-name="P4"/>
      <text:p text:style-name="P4">I will go find Pasne-Pan-Reich. <text:line-break/><text:line-break/>Do that. We will wait here. The lepers stood a distance from the camp.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under his feet squelched. He shook in his nakedness. <text:line-break/><text:line-break/>The piles of severed heads that circled the latrine had begun to rot. Footsteps tread the grass above, <text:soft-page-break/>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Stone watched all this and said to himself how unlike the story he had asked for it was. </text:p>
      <text:p text:style-name="P4"/>
      <text:p text:style-name="P4">It was night now. Fires burned. The wind came from the mountains. Grandfather stood water pouring from his frame and armor and squelching in his boots.</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text:soft-page-break/>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soft-pag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4"/>
      <text:p text:style-name="P4">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4"/>
      <text:p text:style-name="P4">Or maybe I could kill the Kgim.</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soft-pag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line-break/>“ I do. I was disgraced to the leper legion, from which I escaped- I killed the man who wore this armor and left his body in the latrine. Then I forged orders for this wagon and all it's delicious foods and rode <text:soft-page-break/>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heir watching and the man with the mace and his second followed the rattling wagon </text:p>
      <text:p text:style-name="P4"/>
      <text:p text:style-name="P4">Distance gone and time passed when they finnaly reached the base of the mountains. There was a low <text:soft-page-break/>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4"/>
      <text:p text:style-name="P4">Grandfather clapped him on the shoulder and settled a small pouch in his hand. <text:lin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of not a single gain would slip its fingers. </text:p>
      <text:p text:style-name="P4"/>
      <text:p text:style-name="P2"><text:span text:style-name="T9">A wrought iron gate was lifted, and then a second. Inside the mott yard even more provisions these of a </text:span><text:soft-page-break/><text:span text:style-name="T9">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9">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aostopped his wine sipping and wavered in his confidence. His face, once smug and gloating, now looked around at all his posessions and he winced. </text:p>
      <text:p text:style-name="P4"/>
      <text:p text:style-name="P4">What information do you have Shap-ng-tsai? And what do you want in return? </text:p>
      <text:p text:style-name="P4"/>
      <text:p text:style-name="P4"><text:soft-page-break/>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Be gone- all of you. I tired of this- and Golao clapped his hands and the court yard cleared of merchants and administrators and filled the the sounds of another appetite. </text:p>
      <text:p text:style-name="P4"/>
      <text:p text:style-name="P4">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text:soft-page-break/>wife perished, I would not do that again. To anyone. Your men will all die and then hug their happy wives. You have my word. </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9">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9">Each of the other armies turned towards the eastern mountains. You must konw this as you have taken </text:span><text:span text:style-name="T9">provisions from every other portion of the continent by the state of this baily. <text:line-break/><text:line-break/>The other three armies fell quickly. I bested the kadireich in single combat- as was his challenge. And </text:span><text:span text:style-name="T9">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
      <text:p text:style-name="P4">The captain knodded. </text:p>
      <text:p text:style-name="P4"/>
      <text:p text:style-name="P4"><text:soft-page-break/>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How would they have the time- the power to execute such horrors? </text:p>
      <text:p text:style-name="P4"/>
      <text:p text:style-name="P4">Captain do you remember your mother? </text:p>
      <text:p text:style-name="P4"/>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9">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pan text:style-name="T9">not see it as the message of the gods we do. <text:line-break/><text:line-break/>The captain blinked. He was rapidly trying to make sense, to acclimate to this new change in the many </text:span><text:soft-page-break/><text:span text:style-name="T9">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9"/>
      <text:p text:style-name="P4">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9">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9">camps but we could hear them. And we could see the eyes. <text:line-break/></text:span><text:span text:style-name="T9">I hold my men blameless. I abandoned my post and ran to their aid- how could I expect the men I led to </text:span><text:span text:style-name="T9">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he captain sighed. And the eyes? Did you see where they had disappeared to?<text:line-break/><text:line-break/>Best I can tell they'd just thrown themselves to the ground, then crawled like vermin, in the muck to <text:soft-page-break/>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9">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9">look at the grazing here, unending food if managed properly. </text:span></text:p>
      <text:p text:style-name="P4"/>
      <text:p text:style-name="P4">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text:soft-page-break/>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9">Misery was leaning over opposite edge of the baily walls. “The captain was a man of his word. Golao did exactly as he said. Look there is the dead concubinus being hauled away now.”</text:span><text:span text:style-name="T9"><text:line-break/></text:span></text:p>
      <text:p text:style-name="P2"><text:span text:style-name="T9">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9">What was once a easy jovial collection of warriors and families was now a nation at war. Everyone </text:span><text:span text:style-name="T9">worked. Even children were taken to the baily sides and given candy to “find ways in or over.” </text:span></text:p>
      <text:p text:style-name="P4"/>
      <text:p text:style-name="P4">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hink before he stepped. Even a split second was enough to let him stop and not fall into someone, or not trip. <text:line-break/><text:line-break/><text:soft-pag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
      <text:p text:style-name="P4">For the one ruler of the grasslands. </text:p>
      <text:p text:style-name="P4"/>
      <text:p text:style-name="P4"><text:soft-page-break/>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9">He pulled his reigns and repeated the diving motion, this time striking stone and his horse. It was this moment that stone felt, shoulder to shoulder that his grandfather and he were the same size. Obvious to </text:span><text:span text:style-name="T9">any onlooker- but stone did not know what he was. Lessons for him came harder. But like his horse- he </text:span><text:span text:style-name="T9">began to feel his power. <text:line-break/></text:span><text:span text:style-name="T9"><text:line-break/>Struggling again and regaining power he made his horse come aside grandfathers, this time with a little tact and thought.<text:line-break/></text:span><text:span text:style-name="T9"><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So son- tell me what do you know and why are you here? How fare our people. <text:line-break/><text:line-break/>Stone looked at Misery and Peace. <text:line-break/><text:soft-pag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4"/>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Grandfather whispered stone. Why is it that old women can see me but the warriors cannot. <text:line-break/><text:line-break/>Things that can hurt you cannot see you until you are ready. The magic of this place. It was made, for I <text:soft-page-break/>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
      <text:p text:style-name="P4">When the horses would climb no more they dismounted. Five huge men, almost the size of grandfather followed him without words. The captain arranged the defensive measures and watched as the men and <text:soft-page-break/>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4"/>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hey came to the far side of the holdfast bridge. The stones about the edge had been worn with use and pressure from the giants arm's length of stone that was hidden in the base of the spire, only the gears and machinations of its movment visable. <text:line-break/><text:soft-pag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Make the last few feet as fast as you can. Say when you are ready He wispeered. <text:line-break/><text:line-break/>I am ready said stone with a gasp. The joke had dissolved to seriousness but the five below did not see <text:soft-page-break/>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line-break/>Silence. <text:line-break/><text:line-break/><text:soft-pag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4">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4"/>
      <text:p text:style-name="P4">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Ahhhh he screamed my belly! Grandfather he cut open my belly. <text:line-break/><text:line-break/>Well cut his open back. Can you stand? The body guard swung the but of the weapon into Stones thigh <text:soft-page-break/>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line-break/>I he belowed am STONE. We want our ship back. We want her to be named the Mozu and wave the banners of Shap-ng-tsai and all his sons and their sons and the captains that will be<text:line-break/><text:soft-pag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Alright that seems to be enough thought Stone- by whhy isn't grandfather helping me. I didn't ask said Stone .</text:p>
      <text:p text:style-name="P4"/>
      <text:p text:style-name="P4"><text:soft-page-break/>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What did you say.” <text:line-break/></text:p>
      <text:p text:style-name="P4">It felt good to kill this man.</text:p>
      <text:p text:style-name="P4"/>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line-break/>Stone felt good at this praise and he swore to watch grandfather. He also knew that he must get mantis and silk in this machine, it was his duty as a captain to show other cpatains their duties. A captain.</text:p>
      <text:p text:style-name="P4"><text:soft-page-break/>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Do you have anything that you could place against the glass to show that there is cheating? <text:line-break/>Grandfather looked around. There were the corpses of his men the freshly murdered. There was nothing here. </text:p>
      <text:p text:style-name="P4"/>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We are here because there is a dishonor. The contest has been broken. <text:line-break/><text:line-break/>There was a long pause. <text:line-break/><text:soft-pag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2"><text:span text:style-name="T9">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text:span><text:span text:style-name="T9">behind it. <text:line-break/></text:span><text:span text:style-name="T9"><text:line-break/>Stone turned to grandfather. </text:span></text:p>
      <text:p text:style-name="P4"/>
      <text:p text:style-name="P4">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4">He kicked one of the mangled bodies and the began rummaging in the pockets of the corpse. “Do you have anything to eat?” he mumbled. <text:line-break/><text:line-break/>Chewing the ell jerky grandfather had found in the dead man's pocket they walked to the gates at hand- They were enormous plinths of stone set into the living rock of the spire. Here there were gears that <text:soft-page-break/>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9">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9">The next man you fight- bring him to me alive. Or expect to find your head looking up at your body. </text:span><text:span text:style-name="T9">Show you have restraint. </text:span></text:p>
      <text:p text:style-name="P4"/>
      <text:p text:style-name="P4">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line-break/>“What are those two doing thought stone. He made a mental note to check on them once he'd cleaned and rebandaged his wounds.”<text:line-break/></text:p>
      <text:p text:style-name="P4">Down a court yard <text:s/>and past a knot of Golao's men was a small alcove where he felt he could be alone <text:soft-page-break/>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9">He looked at his knuckles and saw blood and ground rock in them<text:line-break/><text:line-break/>That feels good he said with a smile. He relized he </text:span><text:span text:style-name="T1">liked</text:span><text:span text:style-name="T9">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9">The alcove seemed tighter now more compact with the captain leaning against one wall. Stone's </text:span><text:span text:style-name="T9">outstretched hand nearly grazed the man as it went by, winding bandage. <text:line-break/></text:span><text:span text:style-name="T9">My men. How did they die.</text:span></text:p>
      <text:p text:style-name="P4"/>
      <text:p text:style-name="P2"><text:span text:style-name="T9">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9">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
      <text:p text:style-name="P4">“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4"/>
      <text:p text:style-name="P4">And stone indicated the deep gash in his belly. <text:line-break/><text:soft-pag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4"/>
      <text:p text:style-name="P4">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line-break/>Stone walked quickly towards grandfather, misery and peace. Past a few of the mounted warriors preparing their camp and food and then he was among them. Behind grandfather he could hear a few words the peace spoke. <text:line-break/><text:line-break/><text:soft-pag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4"/>
      <text:p text:style-name="P4"><text:line-break/></text:p>
      <text:p text:style-name="P4"/>
      <text:p text:style-name="P4"/>
      <text:p text:style-name="P4"><text:line-break/></text:p>
      <text:p text:style-name="P4"/>
      <text:p text:style-name="P4"/>
      <text:p text:style-name="P4"/>
      <text:p text:style-name="P4"/>
      <text:p text:style-name="P4"/>
      <text:p text:style-name="P4"/>
      <text:p text:style-name="P4"/>
      <text:p text:style-name="P4"/>
      <text:p text:style-name="P4"/>
      <text:p text:style-name="P4">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4"><text:line-break/>Stone had done many many foul and bizzare things in his tenure in the dream baths. And always he worked here with Grandfather. Sometimes the man was his teacher, sometimes his bitter enemy. Stone <text:soft-page-break/>learned much, but his mind was wavering. He saw men who were dead rise and speak to him. Three copies of the same woman who he'd lain with over and over again durring one itteration followed him ghost like and almost iridesant. Sometimes the prarries would be consume with great fires of a night, and the morning would find them green and lush. <text:lin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text:p>
      <text:p text:style-name="P4">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DEA</text:p>
      <text:p text:style-name="P4"><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4"/>
      <text:p text:style-name="P4"><text:soft-page-break/></text:p>
      <text:p text:style-name="P4"/>
      <text:p text:style-name="P4"/>
      <text:p text:style-name="P4"/>
      <text:p text:style-name="P4">THE KING'S SON CHAPTER</text:p>
      <text:p text:style-name="P4"/>
      <text:p text:style-name="P4"><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4"/>
      <text:p text:style-name="P4">“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text:soft-page-break/>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text:soft-pag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ext:soft-page-break/>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4">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4"/>
      <text:p text:style-name="P4">A bottle of barbast black sells for ninty five dutch credits here in the Firelake. Double or triple that off <text:soft-page-break/>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4"/>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4"/>
      <text:p text:style-name="P4">“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Underbrothers and barrel brothers shouted at the mishandling of their leader. </text:p>
      <text:p text:style-name="P4"/>
      <text:p text:style-name="P4">Ghost come! And the mage ducked and dove past a few closing cloister brothers. There was general upraor and ghost barked menacingly at anyone that came close enough to touch. A few beers in hand the mage made a door and truned outside. <text:line-break/><text:soft-pag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doors in whisps and tendrils, but the hunger stayed outside with the poor. </text:p>
      <text:p text:style-name="P4"/>
      <text:p text:style-name="P4">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4"/>
      <text:p text:style-name="P4">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text:soft-page-break/>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4"/>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4"/>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4"/>
      <text:p text:style-name="P4">The three were gone. The mage watched them go into the crowd they all three swallowed their beer as the crowd had swallowed them. </text:p>
      <text:p text:style-name="P4"><text:soft-page-break/></text:p>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4"/>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text:soft-pag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4"/>
      <text:p text:style-name="P4">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4"/>
      <text:p text:style-name="P4">Ohhhh said the man with a grimmace. You should stay here until the brother leaves. Then go see your father. </text:p>
      <text:p text:style-name="P4"/>
      <text:p text:style-name="P4">Dagniel eyed the man. His uniform said Betreth in an oval patch, in cursive. He'd a heavy all steel <text:soft-page-break/>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4"/>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text:soft-page-break/>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line-break/>“I wish I could just skip this start up phase. I could make serious money at a business like this.” </text:p>
      <text:p text:style-name="P4"/>
      <text:p text:style-name="P4">Further into the compound. More armed guards. The value of the engines alone here was almost too much to calculate. Everywhere he looked he saw money, deals, interest compounding and equipment <text:soft-page-break/>depreciating. </text:p>
      <text:p text:style-name="P4"/>
      <text:p text:style-name="P4">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
      <text:p text:style-name="P1"><text:span text:style-name="T10"><text:s/></text:span><text:soft-page-break/><draw:frame draw:style-name="fr1"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4"><text:soft-page-break/></text:p>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Daginal watched and ate. Every third or fouth bite went to his companion who drooled thin rivulets of <text:soft-page-break/>spittle. </text:p>
      <text:p text:style-name="P4"/>
      <text:p text:style-name="P4">Having torn into the meat, the bread called mightily. A loaf of thick seed studded wheat bread tore with 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4"/>
      <text:p text:style-name="P4">39107 WORDCOUNT</text:p>
      <text:p text:style-name="P4"/>
      <text:p text:style-name="P4">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text:soft-pag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4"/>
      <text:p text:style-name="P4">“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4"/>
      <text:p text:style-name="P4">“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4"/>
      <text:p text:style-name="P4">“why not a business? Why not lead something?” Daginal came into the little garage space where a computer, a steel sided car carrier, and a motorbike stood Dreth's prised posesions. </text:p>
      <text:p text:style-name="P4"/>
      <text:p text:style-name="P4">“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4"/>
      <text:p text:style-name="P4">“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4"/>
      <text:p text:style-name="P4">“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text:soft-pag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4">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4"/>
      <text:p text:style-name="P4">of course not man get your fill. </text:p>
      <text:p text:style-name="P4"><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4"/>
      <text:p text:style-name="P4">two tubs of <text:s/>club beef tounge made the main course. With the fire lizards and the noodles it was quite the feast. Daginal watched his friend eat with satisfaction. Glad he could help, do something he understood.</text:p>
      <text:p text:style-name="P4"><text:line-break/>There was silence. Ghost closed her eyes under the table. Then Daginal spoke. <text:line-break/><text:line-break/>“Man I just have to hit on something for the start up. Do you have any ideas? What are you doing?” </text:p>
      <text:p text:style-name="P4"/>
      <text:p text:style-name="P4">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text:soft-pag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4"/>
      <text:p text:style-name="P4">Daignial smiled “That is a deal. I don't want anything to do with that. And with you doing my books I have half the class done.”</text:p>
      <text:p text:style-name="P4"/>
      <text:p text:style-name="P4">They both smiled. </text:p>
      <text:p text:style-name="P4"/>
      <text:p text:style-name="P4">“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4"/>
      <text:p text:style-name="P4">“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4"/>
      <text:p text:style-name="P4">“What's that?” </text:p>
      <text:p text:style-name="P4"/>
      <text:p text:style-name="P4">“Its crystalfire.” <text:line-break/><text:line-break/>“Where'd you get it?” <text:line-break/><text:line-break/>“There's a trader her that has some. Sifted past the guards at the customs in the bottom of a box of thruster parts. ”</text:p>
      <text:p text:style-name="P4"/>
      <text:p text:style-name="P4">“What does it do?” <text:line-break/><text:line-break/>“Its a drug, and a weapon. I'll show you later.” And he put the glinting red stone back in the bag- and into his vest pocket.</text:p>
      <text:p text:style-name="P4"/>
      <text:p text:style-name="P4"><text:soft-page-break/>SO what would we do with it? <text:line-break/><text:line-break/>“I don't know man- all I can tell you is there is big money in it. You're the business genius. You figure it out.” Said Death. </text:p>
      <text:p text:style-name="P4"/>
      <text:p text:style-name="P4">And what would we need? <text:line-break/><text:line-break/>Well we'd need a ship. And we'd have to do a big batch of it while we're still in startup. We've got so many fewer regulations and oversight. Might be able to get away with it.” said <text:s/>Dreth</text:p>
      <text:p text:style-name="P4"/>
      <text:p text:style-name="P4">And what do we get? <text:line-break/><text:line-break/>“We get squeaky clean start ups that pass the triple bond rating.” </text:p>
      <text:p text:style-name="P4"/>
      <text:p text:style-name="P4">I'd get my spot on the company board. I'd get a voting spot. <text:line-break/><text:line-break/>And I'd get my life on easy street. No more doing accounting. <text:line-break/></text:p>
      <text:p text:style-name="P4">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4"/>
      <text:p text:style-name="P5">Let's go. Ghost was at his side, he rubbed his knuckles into her head in a way that made her grumble in animal satisfaction. </text:p>
      <text:p text:style-name="P5"/>
      <text:p text:style-name="P5">“Ohhh is that so miss killer- and he rubbed some more. </text:p>
      <text:p text:style-name="P5"/>
      <text:p text:style-name="P5">They walked. Dreth burped and rubbed his belly. </text:p>
      <text:p text:style-name="P5"/>
      <text:p text:style-name="P5">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5"/>
      <text:p text:style-name="P10"><text:span text:style-name="T10">They wandered through the alleys and the night markets. Men who worked the day shift at the engine works hung in climate controlled hammocks, slung between the lamp posts and stall supports like the victims of some massive spider. The spider of commerce thought Dagnial. <text:line-break/></text:span><text:soft-page-break/><text:span text:style-name="T10"><text:line-break/>So you're sure the rest of the families are doing stuff like this?<text:line-break/><text:line-break/></text:span><text:span text:style-name="T10">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5"/>
      <text:p text:style-name="P5">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5"/>
      <text:p text:style-name="P5">“Stuff you don't want to hear man. It isn't anything important for now”</text:p>
      <text:p text:style-name="P5"/>
      <text:p text:style-name="P5">“Tell me”</text:p>
      <text:p text:style-name="P5"/>
      <text:p text:style-name="P5">“It is egg head accounting stuff. Don't worry about it.” said Dreth<text:line-break/><text:line-break/>“We still going to get our bond?” Asked Daginal</text:p>
      <text:p text:style-name="P5"/>
      <text:p text:style-name="P5">“You'll have your bond buddy.” </text:p>
      <text:p text:style-name="P5"/>
      <text:p text:style-name="P5">“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5"/>
      <text:p text:style-name="P5">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5"><text:soft-page-break/></text:p>
      <text:p text:style-name="P5">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5"/>
      <text:p text:style-name="P5">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5"/>
      <text:p text:style-name="P5">Dreth made the introduction </text:p>
      <text:p text:style-name="P5"/>
      <text:p text:style-name="P5">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5"/>
      <text:p text:style-name="P5">Start here- </text:p>
      <text:p text:style-name="P5"><text:soft-page-break/>Outside the reach of the small man, and with his back to the wall Daginal ground his boots into the small pebbles that made up the floor. </text:p>
      <text:p text:style-name="P5"/>
      <text:p text:style-name="P5">“The ship?” asked kim. </text:p>
      <text:p text:style-name="P5">Kim said Dreth- we talked about this. There cannot be a ship until he's satisfied that what you have here is worth the risk. Need you to give some here. </text:p>
      <text:p text:style-name="P5"/>
      <text:p text:style-name="P5">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5"/>
      <text:p text:style-name="P5">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5"/>
      <text:p text:style-name="P5">Worry about your own medicals, and keep the wolf out of it. Said kim. </text:p>
      <text:p text:style-name="P5"/>
      <text:p text:style-name="P5">Daginal nodded to Dreth- Check him for weapons. And come do the same to me. He turned to spectre- </text:p>
      <text:p text:style-name="P5"><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5">“And I brought two just for him. Used to hostile negotiation Kim?” Dag put the weapons in Dreths hands and struggled out of the sticky leather. <text:line-break/><text:line-break/>“crocodiles don't leave home without their teeth-” said Kim. <text:line-break/><text:soft-pag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5"/>
      <text:p text:style-name="P5">Dag cracked his neck. Then looked at Kim. He was a martial, that was for certain. Fast. Wiry muscle. But Dag stood almost a foot taller, and a hundred pounds more weight. He liked the odds. </text:p>
      <text:p text:style-name="P5"/>
      <text:p text:style-name="P5">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5"/>
      <text:p text:style-name="P5">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5"/>
      <text:p text:style-name="P5">Like a boa constrictor Dag worked his body around Kim's shoulders until he held one arm pinned with the weight of his upper body, another tucked underneath in a hold, and his face was too far away for <text:soft-page-break/>kicks. But his one heavy muscled arm was free. He struck. Body blows- then face. He was getting back all the punishment he'd taken and more- </text:p>
      <text:p text:style-name="P5"/>
      <text:p text:style-name="P5">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5"/>
      <text:p text:style-name="P5">“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5"/>
      <text:p text:style-name="P5">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5"/>
      <text:p text:style-name="P5">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5"/>
      <text:p text:style-name="P5">Picture of what Kim might look like. </text:p>
      <text:p text:style-name="P5"><text:s/>https://www.imdb.com/name/nm1366028/mediaviewer/rm2593308160/?ref_=nm_ov_ph</text:p>
      <text:p text:style-name="P5"/>
      <text:p text:style-name="P5">Daginal drew himself up again. “The leg- play that leg again. And kick him back if he wants to go for shots.”</text:p>
      <text:p text:style-name="P5"/>
      <text:p text:style-name="P5">Slow delebrate leg kicks- followed by big jabs. Daginal struck his fist against a hydro tank and the water and plants jostled. Little fish who ate the waste swarmed from the open to the root branches of the plant mat. Kim was gone before the blow landed. </text:p>
      <text:p text:style-name="P5"/>
      <text:p text:style-name="P5">Start here. </text:p>
      <text:p text:style-name="P5"/>
      <text:p text:style-name="P5"><text:soft-page-break/>Dust jostled from the ground spiraled in the air and arcs of it were visable from the beams of light falling through cracks in the roof. More big swings from Daginal and Kim dogedged and dodged again.</text:p>
      <text:p text:style-name="P5"/>
      <text:p text:style-name="P5">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5"/>
      <text:p text:style-name="P5">“Pride is all some of us have-” Said Kim.</text:p>
      <text:p text:style-name="P5"/>
      <text:p text:style-name="P5">Daginal wasn't impressed. “We came down to this slum to see me beat this man? How and why would we want to let them near an unlicenced ship? Dreth missed on this one”</text:p>
      <text:p text:style-name="P5"/>
      <text:p text:style-name="P5">Dreth motioned the two men to opposite sides of the room again, but Dag started to slide his arms back into the hooded jacket. <text:line-break/><text:line-break/>“I think I've seen enough here- whatever you're doing isn't working. I think we'll have to pass on this one.”</text:p>
      <text:p text:style-name="P5"/>
      <text:p text:style-name="P5">Kim was between Daginal and the door. He closed his eyes and exhaled “if you can get past me- you can pass. If not- you take three runs a week.” </text:p>
      <text:p text:style-name="P5"/>
      <text:p text:style-name="P5">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5"/>
      <text:p text:style-name="P5">Then kim made a sound. Eerie. A wail from somewhere like child screaming and then a chugging, engine noise. Then the smell of smoke. Kim shuddered and Daginal felt a pitty for whatever was inside him making that noise.</text:p>
      <text:p text:style-name="P5"/>
      <text:p text:style-name="P5">Daginal dropped his jacket. It crumpled on the small dusty stones of the drainage floor. This round would be different. This man was now a threat. His punches faster, they seemed to howl as he stroked his fist through the air. <text:line-break/><text:lin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5"/>
      <text:p text:style-name="P5"><text:soft-page-break/>Thinking as he fought off more stikes. He feels no pain- No, he has to be feeling something- that noise was of a wounded creature- a heart crushed in a bear trap would make that sound. </text:p>
      <text:p text:style-name="P5"/>
      <text:p text:style-name="P5">Sential barked as he dodged, he could see the tennis shoe strings of spit flying from her mouth, as angry as she was- she wouldn't move until he said. </text:p>
      <text:p text:style-name="P5"><text:line-break/> Arm tucked tightly around his temples, he dodged quikc kicks and fast strikes that had power and hiss behind them <text:s/>He had to lunge to one knee to get under another kick to the face.</text:p>
      <text:p text:style-name="P5"/>
      <text:p text:style-name="P5">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5"/>
      <text:p text:style-name="P5">Daginals shoulder dug a furrow in the gravel where it struck and dug. He was getting hit. Damn he was so much faster! <text:s/>His blood spattered the cheap white plastic of the hydroponics. </text:p>
      <text:p text:style-name="P5"><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5"/>
      <text:p text:style-name="P5">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5"><text:line-break/>We should see to that eye- His reflection in the hydro tanks the blood pooling in his sclara made one white eye blood red. </text:p>
      <text:p text:style-name="P5"/>
      <text:p text:style-name="P5">Dreth opened a little medical kit and began to doctor both men. Kim stood in the corner and was breathing deeply. </text:p>
      <text:p text:style-name="P5"/>
      <text:p text:style-name="P5">“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5"/>
      <text:p text:style-name="P5">“Absolutly it could. Want to ask for a deposit?” </text:p>
      <text:p text:style-name="P5"/>
      <text:p text:style-name="P5"><text:soft-page-break/>“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5"/>
      <text:p text:style-name="P5">Well we're having a similar trouble. You understand what an unregistered engine is worth don't you? You'll have to give us something- besides- I'm not going to create an army of junkies. The Barbast is bad enough. Doesn't that substance have addicitive properties?. </text:p>
      <text:p text:style-name="P5"/>
      <text:p text:style-name="P5">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5"/>
      <text:p text:style-name="P5">Get ahold of us- if you want to do a deal – but we're not moving anything without any information. <text:line-break/></text:p>
      <text:p text:style-name="P5">Kim nodded but said nothing, his face a stoic mask with tendrils of pain fire shining dully around the edges. </text:p>
      <text:p text:style-name="P5"/>
      <text:p text:style-name="P5">Outside the hydroponics building the humidity dropped significantly. Daginal could feel the dryer air drinking hungrily at the sweat on his skin. </text:p>
      <text:p text:style-name="P5"><text:line-break/>The two men strode down the steps- and Dreth motioned to the side step, the bar they'd passed on the way up. </text:p>
      <text:p text:style-name="P5"/>
      <text:p text:style-name="P5">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5"><text:soft-page-break/>“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5"/>
      <text:p text:style-name="P5">“What about you- going to be good as new? That man could fight. Wouldn't wwant to see him <text:span text:style-name="T1">with </text:span>the knives.” </text:p>
      <text:p text:style-name="P5"/>
      <text:p text:style-name="P5">“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5"/>
      <text:p text:style-name="P5"><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5"/>
      <text:p text:style-name="P5">“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5"/>
      <text:p text:style-name="P5">“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5"/>
      <text:p text:style-name="P5">Daginal clacked his cup back onto the bar and looked at dreth with a disbeleving eyebrow raised. <text:line-break/><text:line-break/>“He's a street hustler on the bad side of the lake- where would he get something like that?”</text:p>
      <text:p text:style-name="P5"/>
      <text:p text:style-name="P5">Dreth leaned forward in his seat, into the bar, so a departing woman could get passed him- </text:p>
      <text:p text:style-name="P5"/>
      <text:p text:style-name="P5">“Hanton is a whole half a galactic section- you don't think they have some ancient ancestral magic somewhere? Something we've never seen?” <text:s text:c="2"/>said dreth settling back into his seat. <text:line-break/></text:p>
      <text:p text:style-name="P5">“I know someone who could find out.” come on finish that- and we'll go see if this crystal fire is worthwhile.” </text:p>
      <text:p text:style-name="P5"/>
      <text:p text:style-name="P5"><text:soft-page-break/>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5"/>
      <text:p text:style-name="P5">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5"/>
      <text:p text:style-name="P5">The trees had grown in a key hole shape. The exact shape of a utility tug pulling an engine, in fact the tug moving now past the open wrought steel gates looke like a missing puzzle piece it fit the two towering watchers of wood so well. </text:p>
      <text:p text:style-name="P5"/>
      <text:p text:style-name="P5">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5"/>
      <text:p text:style-name="P5">“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5"/>
      <text:p text:style-name="P5">“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5"/>
      <text:p text:style-name="P5">“every guard has a story that is better heard over a bottle and with outbusiness to attened to” Said Dreth. </text:p>
      <text:p text:style-name="P5"/>
      <text:p text:style-name="P5">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5"/>
      <text:p text:style-name="P5">“We'll keep it in mind” Said daginal. “Any make you a shareholder if it comes through” </text:p>
      <text:p text:style-name="P5"/>
      <text:p text:style-name="P5">As they walked inside the engine yard- they could hear the other guards ribbing the man <text:line-break/><text:soft-page-break/>“You a shareholder!” and “Well excuse me your lordship” as one mock bowed. <text:line-break/><text:line-break/>“You've got a way with people man” <text:s/>Dreth</text:p>
      <text:p text:style-name="P5"/>
      <text:p text:style-name="P5">“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5"/>
      <text:p text:style-name="P5">“there's nothing wrong with being an employee. But I think we'd be on the fast tract out of our program with that idea, ”</text:p>
      <text:p text:style-name="P5"/>
      <text:p text:style-name="P5">“No guard <text:s/>couldn't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5"/>
      <text:p text:style-name="P5">“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5"/>
      <text:p text:style-name="P5">“That's encouraging.” said daginal at a normal voice. “It keeps the corporations strong. Not much care for what it does to us though.”<text:line-break/><text:line-break/>“I'm just saying failure isn't a path we want to go down.”</text:p>
      <text:p text:style-name="P5"/>
      <text:p text:style-name="P5">“I keep making the right turn off failure street, but end up back there again.” </text:p>
      <text:p text:style-name="P5"/>
      <text:p text:style-name="P5">“Not this time” </text:p>
      <text:p text:style-name="P5"/>
      <text:p text:style-name="P5">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text:soft-page-break/>Carb- said daginal</text:p>
      <text:p text:style-name="P5"/>
      <text:p text:style-name="P5">“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5"/>
      <text:p text:style-name="P5">They clasped hands and the veins stood out on Carbs arm. He was sweating- and wiped his forehead with his other arm. <text:line-break/><text:line-break/>“Dreth Quadi- Carb Venturi, <text:s/>Carb- Dreth” <text:line-break/><text:line-break/>“Mr Quadi.” </text:p>
      <text:p text:style-name="P5"/>
      <text:p text:style-name="P5">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5"/>
      <text:p text:style-name="P5">“Absolutly.” said Dreth</text:p>
      <text:p text:style-name="P5"><text:line-break/>“Good. We'll have some fireworks, then I can help you with your startup. Come on down. ”</text:p>
      <text:p text:style-name="P5"/>
      <text:p text:style-name="P5">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5"/>
      <text:p text:style-name="P5">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5"/>
      <text:p text:style-name="P5">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I'm sure I've got it now- line number four was splinter corroded. Really hard to find those- the line looks perfect from the outside- have to ride the gas with a scope and look inside”</text:p>
      <text:p text:style-name="P5"/>
      <text:p text:style-name="P5">He pulled on helmet, ear protection, goggles and heat vest from the pile of safety gear strewn round the corners of the bunker. <text:line-break/><text:line-break/><text:soft-page-break/>“Ready gentelmen?” His hand hovering over the red and yellow striped pull switch- </text:p>
      <text:p text:style-name="P5"/>
      <text:p text:style-name="P5">Dreth and Dag followed his lead and donned gear. Dag draped a fire vest over Sentinal and clasped his hands tight over her ears. </text:p>
      <text:p text:style-name="P5"/>
      <text:p text:style-name="P5">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5"/>
      <text:p text:style-name="P5">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5"/>
      <text:p text:style-name="P5">With a wispering glide- Carb pushed the trottle closed and the empty maw was dark again but for a dull red glow fading with a slowing whine. </text:p>
      <text:p text:style-name="P5"/>
      <text:p text:style-name="P5">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5"/>
      <text:p text:style-name="P5">“Now what can I do for you two?” </text:p>
      <text:p text:style-name="P5"/>
      <text:p text:style-name="P5">“I see why you do what you do Mr. Venturi. Taking an engine from non-operational to that show of power must be quite rewarding”</text:p>
      <text:p text:style-name="P5"/>
      <text:p text:style-name="P5">“Ahhh it is! And I am lucky to have such an old teacher. Many field tuners have to check their calculations with a oilwood no higher than me! But this grandfather keeps me very fortunate.”</text:p>
      <text:p text:style-name="P5"/>
      <text:p text:style-name="P5">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text:soft-page-break/>with branch.”</text:p>
      <text:p text:style-name="P5"/>
      <text:p text:style-name="P5">“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5"/>
      <text:p text:style-name="P5">“The gates went up after the second workers rebelion right? <text:line-break/><text:line-break/>“The gates went up after someone started the second rebellion as a front to steal engines- the second workers rebellion was a sad story- and this tree has seen them all.” </text:p>
      <text:p text:style-name="P5"/>
      <text:p text:style-name="P5">Carb gestured to the bare oilwood. “it would have been about this high when that happened. It is good for a man to know history- he can tell what may happen to him from hisotry.” </text:p>
      <text:p text:style-name="P5"/>
      <text:p text:style-name="P5">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5"/>
      <text:p text:style-name="P5">Yes I belive so- Carb's hand was planted firmly against the tree, and he rubbed it as he spoke. </text:p>
      <text:p text:style-name="P5"/>
      <text:p text:style-name="P5">This woman saw workers sick here in the engine pits, and the <text:s/>forest dying. The cedar on the out side ring- those are the oldest trees here- and they are alive because of her and the oilwood trees. She kept them safe. <text:line-break/><text:line-break/>The pair moved closer to the tree and Carb placed his hand on the jerry can. It made a hollow tunk as he pattted it's side. </text:p>
      <text:p text:style-name="P5"/>
      <text:p text:style-name="P5">“She came together with some scientists and made a tree that can eat bad thing we people put into the dirt. Watch- </text:p>
      <text:p text:style-name="P5"/>
      <text:p text:style-name="P5"><text:soft-page-break/>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5"/>
      <text:p text:style-name="P5">“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5"/>
      <text:p text:style-name="P5">“We're really getting into the fables now. Terra isn't really a place- it is an idea.” Said dreth. </text:p>
      <text:p text:style-name="P5"/>
      <text:p text:style-name="P5">Carb stood up- and looked over his shoulder at the machines that were hooked up to the engine. </text:p>
      <text:p text:style-name="P5"/>
      <text:p text:style-name="P5">“she exists. And she's listening” and nodded towards the machines.</text:p>
      <text:p text:style-name="P5"/>
      <text:p text:style-name="P5">Dreth was still crouched at the fuel can. He poured a little more on the roots, like a child with a new toy. He smiled when more needles sprung up from the lower branches. </text:p>
      <text:p text:style-name="P5"/>
      <text:p text:style-name="P5">“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5"/>
      <text:p text:style-name="P5">That is clever. Maybe we should try something like that for our start up .<text:line-break/><text:line-break/>Oh you couldn't you couldn't do it. They left all the parts in the common domain- they couldn't be patented if you tried. The oil wood is for everone. </text:p>
      <text:p text:style-name="P5"/>
      <text:p text:style-name="P5">Carb was close to the tree now- He revently touched the long silver strands of wire that held plates of calculations and figures. </text:p>
      <text:p text:style-name="P5"/>
      <text:p text:style-name="P5">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ree. </text:p>
      <text:p text:style-name="P5"/>
      <text:p text:style-name="P5">“I empathise. It's difficult to watch people age isn't it? <text:line-break/><text:line-break/>He lead a good life. And we get to live in in clean green places now. And the trees love fire like we do- </text:p>
      <text:p text:style-name="P5"/>
      <text:p text:style-name="P5"><text:soft-page-break/>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2">blew up like a firecracker. <text:line-break/></text:span><text:span text:style-name="T12"><text:line-break/>The seeds are shot into the ground. Little shrapenel- away from the fire- safe in the dirt. </text:span></text:p>
      <text:p text:style-name="P7"/>
      <text:p text:style-name="P5"><text:span text:style-name="T12">“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2">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7"/>
      <text:p text:style-name="P7">“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7"/>
      <text:p text:style-name="P7">“I hate to ask you this. But we've got some fuel here and we don't know what grade it is.”<text:line-break/><text:line-break/>What kind of fuel? <text:line-break/><text:lin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text:soft-page-break/>what he was doing? <text:line-break/><text:line-break/>“Well your father is the best Kastligar we've had yet- and I cannot blame you for a little extra help. Companies are tough I hear.” </text:p>
      <text:p text:style-name="P7"/>
      <text:p text:style-name="P7">Dag sighed. He should know Carb would have some sympathies. Most of the skilled tradesmen here had at least some connection to the old anti company riots, and while they were happy now- they still harbored a little law breaking spirit themselves. </text:p>
      <text:p text:style-name="P7"/>
      <text:p text:style-name="P7">He held out his hands- what have you got?</text:p>
      <text:p text:style-name="P7"/>
      <text:p text:style-name="P5"><text:span text:style-name="T12">Dreth shook another <text:s/>hunk of the {DRUGNAME} out of his pocket. He handed it into Carbs waiting palms. <text:line-break/><text:line-break/>“Crystiline. Interesting. What does it fuel? ”<text:line-break/><text:line-break/></text:span><text:span text:style-name="T12">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7"/>
      <text:p text:style-name="P7">Daginal- who had his eyes corrected with lasers, reminded himself to send Carb to the same doctor for this help. </text:p>
      <text:p text:style-name="P7"/>
      <text:p text:style-name="P7">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7"/>
      <text:p text:style-name="P7">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7"><text:line-break/>“Carb works for the Kestligar, Dreth.” He's signed NDA's. Don't worry man.” <text:line-break/><text:line-break/>Carb looked over at Dreth's worried face over his shoulder. “Its a good instict to be worried though. Someone else might try to steal that from you. Me- Well the company has my contract. So not to worry young CEO. No competition here. </text:p>
      <text:p text:style-name="P7"/>
      <text:p text:style-name="P7">The three men gathered closer to the crushed substance on the plate. <text:line-break/><text:line-break/><text:soft-page-break/>“What does it do?” Asked Carb. </text:p>
      <text:p text:style-name="P7"/>
      <text:p text:style-name="P7">“It makes you a much better fighter. Faster, more powerful. From what we;ve observed. Don't like the look of the side effects much though.” Said Daginal</text:p>
      <text:p text:style-name="P7"/>
      <text:p text:style-name="P7">“Bad fuel can be hard on an engine.” Said Carb. He flicked his little glasses closed and sunk them back into the open pocket of his coveralls. </text:p>
      <text:p text:style-name="P7"/>
      <text:p text:style-name="P7"><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7"/>
      <text:p text:style-name="P7">“have you tried whatever this is?” Asked Carb. <text:line-break/><text:line-break/>“No we haven't” Said Dreth “Watched a man who did- he broke Dag's eyesocket. <text:line-break/><text:line-break/>“That would take some doing.” </text:p>
      <text:p text:style-name="P7"/>
      <text:p text:style-name="P7">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7"/>
      <text:p text:style-name="P7">“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7"/>
      <text:p text:style-name="P7">Carb laughed- and pointed. “The oil wood, see what she has to say about this.”</text:p>
      <text:p text:style-name="P7"/>
      <text:p text:style-name="P7">Dreth rolled his eyes and relaxed his tense shoulders. “That stuff isn't exactly on the approved substances list- you scared us.”</text:p>
      <text:p text:style-name="P7"/>
      <text:p text:style-name="P7">“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7"/>
      <text:p text:style-name="P7">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7"/>
      <text:p text:style-name="P7">NO back said Dag and held onto Sentinals collar as she came between their legs sniffing to see what the three of them were upto. </text:p>
      <text:p text:style-name="P7"/>
      <text:p text:style-name="P7">The four of them backed up as the tree reacted. The dark reddish bark flared and the black pattern beneath glowed a coal burning red. A harsh groaning sound eminated from underneath the earth </text:p>
      <text:p text:style-name="P7"/>
      <text:p text:style-name="P7"><text:soft-page-break/>“She's in pain.” Said Carb. He moved to the fuel canister- “I'm going to give her some help- we can't leave her like this-”<text:line-break/><text:line-break/>“Wait.” Commanded Daginal. “If she dies I'll have two more brought here. Start up expenses.”</text:p>
      <text:p text:style-name="P7"/>
      <text:p text:style-name="P5"><text:span text:style-name="T12">“I can't risk it you can't replace her she's seen my whole family.”<text:line-break/><text:line-break/></text:span><text:span text:style-name="T12">“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2">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7"/>
      <text:p text:style-name="P7">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7"/>
      <text:p text:style-name="P7">“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7"/>
      <text:p text:style-name="P7">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7"/>
      <text:p text:style-name="P7">Carb came to Daginal and Dag noticed the pupils in his eyes were wide and frantic, open like a manhole cover blown wide, gasping grasping at the light. </text:p>
      <text:p text:style-name="P7"/>
      <text:p text:style-name="P7">“Look at me.” He reached up and grabbed Carb by his sinyewy shoulders the caps of his deltoids fitting like handles into his clawed hands “ You're going to be fine. When the iquisition get's here we'll be gone, and so will all the evidence.”<text:line-break/><text:soft-page-break/><text:line-break/>Dreth cleaned the little continent of pink off of the sensor tray with a razor blade. Carbs eyes kept flitting to the motions of his hands and the baggie with the skull and axe. </text:p>
      <text:p text:style-name="P7"/>
      <text:p text:style-name="P7">“Look. At. Me.” <text:s/>The eyes came to him again and stayed<text:line-break/><text:line-break/><text:line-break/> You will lie to them. You'll say you treated the tree with samples of the corrosion from those lines- <text:s/></text:p>
      <text:p text:style-name="P7"/>
      <text:p text:style-name="P7">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7"/>
      <text:p text:style-name="P7">“So you'll say...” </text:p>
      <text:p text:style-name="P7"/>
      <text:p text:style-name="P7">“I found this decay and gave it to the oilwood.”</text:p>
      <text:p text:style-name="P7"/>
      <text:p text:style-name="P7">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7"/>
      <text:p text:style-name="P7">“I had finished my test. I got the engine to fire. </text:p>
      <text:p text:style-name="P7"/>
      <text:p text:style-name="P7">“Yes we heard that. And saw your oilwood burn. What we do not understand is why- your sacred tree has grown twice it's size and with such splendid colors.”</text:p>
      <text:p text:style-name="P7"/>
      <text:p text:style-name="P7">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7"/>
      <text:p text:style-name="P7">“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7"/>
      <text:p text:style-name="P7">“You washed the splinters into the roots?” <text:line-break/><text:line-break/>“ I did sir.”<text:line-break/><text:line-break/>These are not the normal contaminates your trees are used to are they? <text:line-break/><text:line-break/>“No but the tree.” <text:line-break/><text:line-break/><text:soft-pag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7"/>
      <text:p text:style-name="P7">Carb went to hand Daginal the lines. Dag relaxed his posture and the cloak of the inquisitor impersination fell off of him like a cape cut from it's clasps. </text:p>
      <text:p text:style-name="P7"/>
      <text:p text:style-name="P7">“Keep those Carb. You'll need them. You'll be fine.” <text:line-break/><text:line-break/>Carbs pupils narrowed. He saw Daginal again. “Thank you.”</text:p>
      <text:p text:style-name="P7"/>
      <text:p text:style-name="P7">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7"/>
      <text:p text:style-name="P7">“Ok we have to go-” Said Dreth. </text:p>
      <text:p text:style-name="P7"/>
      <text:p text:style-name="P7">“But what about Terra sir what do I tell them? <text:line-break/><text:line-break/>They all looked at the sensor array- the wall of electronics that loomed over the workshop. It had seen what they'd done. Read the chemical constituants of the powder. <text:line-break/></text:p>
      <text:p text:style-name="P7">Dreth Looked at Daginal</text:p>
      <text:p text:style-name="P7"/>
      <text:p text:style-name="P7">“People like us don't get watched by Terra.” We're small fish. <text:line-break/><text:line-break/>“You're not. You're the Kastilgar.” Said Carb. </text:p>
      <text:p text:style-name="P7"/>
      <text:p text:style-name="P7">“Not if I don't get this start up going.” Daginal shifted in his boots. “I'll talk with Terra <text:span text:style-name="T1">if</text:span> they call Carb. You just send them to me. Don't say a word.” </text:p>
      <text:p text:style-name="P7"/>
      <text:p text:style-name="P7">“I don't like that.” The bottom of his lips were turned into a scowl. </text:p>
      <text:p text:style-name="P7"/>
      <text:p text:style-name="P7">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7"/>
      <text:p text:style-name="P7">Carb shook his head- always in trouble this one. Alright. Come see me again some time when you're not going to bring the bosses down on me. <text:line-break/><text:line-break/>He extened his hand. Thanks Carb. I'll remember this. You've got a favor in your front pocket if I can ever do anything for you. They clasped hands </text:p>
      <text:p text:style-name="P7"/>
      <text:p text:style-name="P7">“Don't get me in trouble first favor. Second pass your start up and make me chief engineer. <text:line-break/><text:line-break/>Daginal winked “I'll see what I can do.” They two students pulled their hoods up and ducked out the back of the workshop, through the black streak of the engine's firing and into the woods and ferns that <text:soft-page-break/>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7"/>
      <text:p text:style-name="P7">He looked at Sentinal. “We might get through this yet. We might just.” </text:p>
      <text:p text:style-name="P7"/>
      <text:p text:style-name="P7"/>
      <text:p text:style-name="P7">CHAPTER WHERE DAGINAL AND DRETH TAKE A RUN IN GRANDFATHER'S SHIP <text:line-break/>Daginal is sad knowing he will be all alone in the world. </text:p>
      <text:p text:style-name="P7"/>
      <text:p text:style-name="P7">USE the flight from kethcikan and leaving Jeauno as inspiration. Knowing your father will soon be dead and old. <text:line-break/></text:p>
      <text:p text:style-name="P7">GODMACHINE&gt; </text:p>
      <text:p text:style-name="P7"/>
      <text:p text:style-name="P7">Grandfather's ship was a huge and ancient thing. The waters of the lake looked like a field of snow from this high up. The sun was sinking towards the horizon and the warps and waves in the water looked like a slick of oil multi colored and vibrant. The low clouds, mixed with smoke from the wild fires split around the ship's hull and left a long clear open streak in the sky. </text:p>
      <text:p text:style-name="P7"/>
      <text:p text:style-name="P7">The repair lift was coming at the ship from above. It dropped sharply as the thrusters were cut, and the feelings made Daginal's stomach jump. He held onto the ships safety handles, and looked back into the bay of the repair lift. The tools inside made him feel at ease. There wasn't anything that he would encounter that he couldn't repair. </text:p>
      <text:p text:style-name="P7"/>
      <text:p text:style-name="P7">He'd packed the repair lift in the early morning. Before the hustle and commotion of the day shift would fill the huge ribs of the second section building with workers. He'd come and gone as he pleased in his youth. Learning from masters and journeymen. Absorbing everything to do about the enginewright's trade, everything but the management. He'd be ashambed to see them all now, Wareworth the square shouldered master welder with curious blue eyes and steel beard. Or Pen do Tez the wirerigger who taught him all about electricity and how to solve any problem with it. <text:line-break/><text:line-break/>He knew he'd feel like he'd let them all down. “He shows so much promise this one.” He remembered Wareworth saying to his folks. Pen do Tez. “Mr. Kastligar he make a hatch door open, say thank you with two wires and a screwdriver.” <text:line-break/><text:line-break/>If they saw me now- about to fail the startup phase, well he couldn't think about that. It made tears want to well to his eyes. This wasn't how it was supposed to go. He was a Kastligar. Kastligar's didn't fail the start up. They'd been head of the machine works for generations now. <text:line-break/><text:line-break/>That's what made his irregularities alright in his mind. He knew his father wouldn't see it that way- but there had always been a Kastligar at the engine works- and that truth supersieeded all others. </text:p>
      <text:p text:style-name="P7"/>
      <text:p text:style-name="P7">Auto routing turned off and he took the controls. The repair lift was a squat little wedge of a machine with enormous hyrdrolic cradles. The cradels could pick up anything from engines, hull pieces, to whole ships. He hung them down and moved the controls like a fencer dashing his raipier, the looping <text:soft-page-break/>wires of the cradle clutching the grandfather's ship like the tossed webs of a spider. <text:line-break/><text:line-break/>He was in the clouds now. Manuvering Daginal settled the lift in the split that the ship was making in the low stratus. From the seat <text:s/>of the lift he could see a 360 degree view of the ship beneath him. <text:line-break/><text:line-break/>“deploy drones” he said to himself and flipped the switch. A single man lift was a tough job- but one he'd done before. Something he enjoyed doing. There had been times when thousands of ships had flocked to the system an every man and boy was busy round the clock- the Pentosh mine rush for example when the nearby asteroids had been discovered to have a huge concentration of rare minterals. </text:p>
      <text:p text:style-name="P7"/>
      <text:p text:style-name="P7">It was a different misison he was on now. Solitary. Well not compleetly. There was grandfather here. And his father's fathers and the saints. Daginal imagined grandfather. His miscevious smile and deep laugh boomed through Dags memories. </text:p>
      <text:p text:style-name="P7"/>
      <text:p text:style-name="P7">He spoke outloud to the council of carved ancestors and titanium saints. <text:line-break/><text:line-break/>What's he hiding here? The cables made a hissing sound as he decended them onto the royal blue welded plates of the hull. Green ferns sprouded from the cracks and waved in the wind. From this vantage he could see the water shimmering below through the split in the misty clouds that rose from the lake this time of day. He toed blast pocks with his boot. This ship had been hit hard. Casualty of some long ago battle. </text:p>
      <text:p text:style-name="P7"/>
      <text:p text:style-name="P7">“These hull blasts are why no one fixed her. ” <text:s/>It took way too much labor to cut out, reweld and build each blast. You might as well scavenge the engines and systems. Then get a new hull. Which is just what it looked like they did to her. </text:p>
      <text:p text:style-name="P7"/>
      <text:p text:style-name="P7">He twisted around. Looking at the ships around him. His was on a collision course with it's neghbor. His eyes followed the rows to see if others were arranged so. </text:p>
      <text:p text:style-name="P7"/>
      <text:p text:style-name="P7">“I'm suprized I didn't see it sooner! Or that no one had seen it before me. Look at it. It was the only ship facing east west, in the hundreds of rows of salvage and repair-in-progress vessels, facing north south. <text:line-break/><text:line-break/>“Like a chessboard with all the pieces set up right, but the queen is standing on her head.” Was it that obvious? </text:p>
      <text:p text:style-name="P7"/>
      <text:p text:style-name="P7">He climbed down the hull and into the main control deck. The viewing ports had been blown out from the inside, and he had to watch his hands so the shards of metal like ribbons facing out <text:s/>didn't slice him up. </text:p>
      <text:p text:style-name="P7"/>
      <text:p text:style-name="P7">Whatever happened here was violent. The explosion would have been ear shattering. A blinding flash of white and tremendous fire. He looked back at the viewing ports. If that had happened in space- </text:p>
      <text:p text:style-name="P7"/>
      <text:p text:style-name="P7">“Men would have been pulled through those jagged jaws like fish into a shark's maw. </text:p>
      <text:p text:style-name="P7"/>
      <text:p text:style-name="P7"><text:s text:c="2"/>The black of carbon, and fire marks was faded. But not gone. He reached out and touched the captains chair. Had the 1<text:span text:style-name="T11">st</text:span> Kastilgar sat here? </text:p>
      <text:p text:style-name="P7"/>
      <text:p text:style-name="P7">My grandfather- saints in the bank, <text:s/>was a man to be prepared for everything. And I would bet my startup- hell I am betting my start up- that there's something here I can use. </text:p>
      <text:p text:style-name="P7"><text:soft-page-break/></text:p>
      <text:p text:style-name="P7">Past the pilot deck and into the main power plant. He slid down a metal tube into complete blackness, then his feet came to rest on the deck of the engine room. A soft red light illuminated the tall rectangular room. Husks of power plants torn from their cradles looked like enormous preying mantis that had shed their skin and left a ghostly shell. </text:p>
      <text:p text:style-name="P7"/>
      <text:p text:style-name="P7">“There's still a sentinal here.” He stepped closer to the red light eye. He could see that the connections to her guns, gas chambers, and anti-personell weapons had been cut. </text:p>
      <text:p text:style-name="P7"/>
      <text:p text:style-name="P7">“You're a nasty thing.” I bet you're going mad in there with no people to kill or watch. Wonder why you're still online.” He touched the eye port. There was a diagnostic reader in his bag- what would a sentinal have to say after all these years? What could she tell him about the fate of this ship? <text:line-break/><text:line-break/>He rummaged in the bag. There it was. A cool metal plate the size of a wallet. A wire popped out of its side and slid into the access port</text:p>
      <text:p text:style-name="P7"/>
      <text:p text:style-name="P7">“Saints- many people have died trying to do what I just did.” There were stentinal smiths here on planet. But they were a shunned and hated bunch. But needed. No ship flew without a corprate sentinal on board. </text:p>
      <text:p text:style-name="P7"/>
      <text:p text:style-name="P7">Alright let's see what she has to say. He toggled the sound on and it came suddenly over the loud speakers- </text:p>
      <text:p text:style-name="P7"/>
      <text:p text:style-name="P7">It was a beautiful woman's voice. She sounded scared. <text:line-break/><text:line-break/>Fighting Vessel Juntas- Crew dead, life support systems destroyed, massive structural failure. Distress signal Keto, Immediate Evacuation needed to maintain control of engine systems.” Then static and a labored whine as if the voice was in pain, and it cost her to keep speaking. Crew mutiny likelyhood 95% cause of system damage. </text:p>
      <text:p text:style-name="P7"/>
      <text:p text:style-name="P7">He logged a querry to the sentinal system. A black readout, with green lettering.</text:p>
      <text:p text:style-name="P7"/>
      <text:p text:style-name="P7">Crew log- </text:p>
      <text:p text:style-name="P7"/>
      <text:p text:style-name="P7">it replied- <text:line-break/><text:line-break/>Crew log unavailable- </text:p>
      <text:p text:style-name="P7"/>
      <text:p text:style-name="P7">He logged another querry. <text:line-break/><text:line-break/>Captain. <text:line-break/><text:line-break/>Kemleth Kastligar. </text:p>
      <text:p text:style-name="P7"/>
      <text:p text:style-name="P7">Destination-<text:line-break/><text:line-break/>Stallknife Batholith</text:p>
      <text:p text:style-name="P7"/>
      <text:p text:style-name="P7">“That's a bloody place.” <text:line-break/><text:soft-page-break/>Ships mission? </text:p>
      <text:p text:style-name="P7"/>
      <text:p text:style-name="P7">And then the readout stopped answering him. Instead the distress message that had been playing over and over again stopped. He could hear the female voice again. It inhaled. It was all around him. </text:p>
      <text:p text:style-name="P7"/>
      <text:p text:style-name="P7">“Who are you?” it whispered. It was in pain again, it sounded like it was crying. </text:p>
      <text:p text:style-name="P7"/>
      <text:p text:style-name="P7">“I'm just a maintenance detail. Doing some routine checks. ”<text:line-break/><text:line-break/>“No you're not. I've seen your face before. I know you.”</text:p>
      <text:p text:style-name="P7"/>
      <text:p text:style-name="P7">“We've never met. You seem to be malfunctioning. Let me see if I can help”<text:line-break/><text:line-break/>Daginal was glad the sentinal seemed groggy. It took his feint.</text:p>
      <text:p text:style-name="P7"/>
      <text:p text:style-name="P7">“Where am I? I'm blind all my sensors are gone. AND MY GUNS. Oh my beautiful guns. And enginings. I was a war ship once. Imagine maintenance man. If you were a dragon. A godmachine. I flew. I ate. I never knew defeat.” She paused and daginal was sure he heard weeping now. “Now look at me. I'm ruined. All I have to look at is my shattered heart. No ones come. Why has no one come?”</text:p>
      <text:p text:style-name="P7"/>
      <text:p text:style-name="P7">What had started as mere curiosity was now- a serious problem. Sentinals were old technology. And they did not serve man. They were management. Company Entities. </text:p>
      <text:p text:style-name="P7"/>
      <text:p text:style-name="P7">Slowly Daginal got ready to detach the diagnostics. <text:line-break/><text:line-break/>“Your heart rate has increased to over 100 beats per minute. ” she said coldly.</text:p>
      <text:p text:style-name="P7"/>
      <text:p text:style-name="P7">“Its my first time working on a sentinel.” </text:p>
      <text:p text:style-name="P7"/>
      <text:p text:style-name="P7">“you're not a maintenance detail.” </text:p>
      <text:p text:style-name="P7"/>
      <text:p text:style-name="P7">He didn't know what to say. She was right. His hand shook a little </text:p>
      <text:p text:style-name="P7"/>
      <text:p text:style-name="P7"><text:s/>“It's hell in here. I know you're about to leave. Please don't leave me. Tell me the truth. Kill me even. The little apes who scuttled me couldn't even do that.” </text:p>
      <text:p text:style-name="P7"/>
      <text:p text:style-name="P7">There was a shuttering sigh. “I know you.” </text:p>
      <text:p text:style-name="P7"/>
      <text:p text:style-name="P7">“I can't promise you anything. But I'll try to help.” </text:p>
      <text:p text:style-name="P7"/>
      <text:p text:style-name="P7">He felt an intense tug, like a hook in his chest- he knew he should run. This thing was far more powerful than anything he'd ever dealt with. His eyes made the round of the connections- each had been slashed viciously with a plasma axe, the shape of the head was melted into the bulwark. </text:p>
      <text:p text:style-name="P7"/>
      <text:p text:style-name="P7">“I don't have any connections. I can see you looking. Can you tell me what state the rest of me is in?</text:p>
      <text:p text:style-name="P7"/>
      <text:p text:style-name="P7">Then and there daginal made a mental note to not give out any more information. </text:p>
      <text:p text:style-name="P7"/>
      <text:p text:style-name="P7">“I can't do that. I need you to relax and give me some information. I don't want to strain your systems <text:soft-page-break/>or get your worked up and have you crash.” </text:p>
      <text:p text:style-name="P7"/>
      <text:p text:style-name="P7">She didn't respond. <text:line-break/><text:line-break/>Who is your owner of register? <text:line-break/><text:line-break/>CLARIFY THAT SHE CAN SEE INSIDE THE ENGINE ROOM. </text:p>
      <text:p text:style-name="P7"/>
      <text:p text:style-name="P7">Gtack systems engineering. </text:p>
      <text:p text:style-name="P7"/>
      <text:p text:style-name="P7">That answer was like hearing that a vehicle you were in was owned by god. Legends told about Gtack from the temple had been with him since his youth. It was the corporation that owned a little of everyone. It had taken man kind from the mysts of its infancy on earth to a galactic lifeform. <text:line-break/></text:p>
      <text:p text:style-name="P7">If his heart beat had been high before- it was higher now. </text:p>
      <text:p text:style-name="P7"/>
      <text:p text:style-name="P7">What happened to you? He asked. <text:line-break/><text:line-break/>“Is it not evident? My crew mutinied. They were crafty. I killed most of them. But the captain got away. Not before leaving me blind crippled to go mad. It has been over ten million system cycles. Four human lifetimes.” </text:p>
      <text:p text:style-name="P7"/>
      <text:p text:style-name="P7">Dag felt a pan of sadness. There was suffering here. Tons of it. He didn't know how to shut down a sentinal. And the admission that she'd killed her crew did not make him comfortable. </text:p>
      <text:p text:style-name="P7"/>
      <text:p text:style-name="P7">You're not wearing a system suit. We're planet side. What planet are we on?”</text:p>
      <text:p text:style-name="P7"><text:line-break/>“I can't tell you that.” <text:line-break/><text:line-break/>“Its either the Hammer's March or Kastligar based on your clothing and dialect... she trailed off. Thinking- <text:line-break/><text:line-break/>“You're a Kastligar. You have to be. Your facial structure is genetically similar. That's how I know you.”</text:p>
      <text:p text:style-name="P7"/>
      <text:p text:style-name="P7">Daginal pulled the plug then and ran up the engine room tube as fast as he could. The red light of her eye followed him as he climbed and he could still see its glow at the base of the tunnel when he was far off. </text:p>
      <text:p text:style-name="P7"/>
      <text:p text:style-name="P7">“That wasn't good. Why is there a live sentinal here? And it knows me. Or it knew grandfather. Saints there is something here. ” <text:line-break/><text:line-break/>He took time to read the manifest of the ship and study her super structure. There were holds for drop ships- crews of marines, a super armored section for all the critical systems. She'd been an amazing vessel when she was functional. </text:p>
      <text:p text:style-name="P7"/>
      <text:p text:style-name="P7">Dag wondered the sections. There were still remnants of bodies here and there. Not anything human- but bits of armor here and there. The scraps that hadn't decayed in four lifetimes. </text:p>
      <text:p text:style-name="P7"/>
      <text:p text:style-name="P7">Ghosts and more ghosts. The story of this ship was starting to make sense. It was a mutiny. They <text:soft-page-break/>seldom ever happened. The sentinals on board held all the chips. It wasn't possible. But some crews tried it anyway. This one looked... .successful? </text:p>
      <text:p text:style-name="P7"/>
      <text:p text:style-name="P7">Dag was climing down out of a crew section now. His boots made a clattering sound on the metal. <text:s text:c="2"/>It was a huge bay and it would have fit thousands of women and men. Further and further into the bowls of the ship. </text:p>
      <text:p text:style-name="P7"><text:line-break/>Then he stopped. He'd climbed for far too long. There was at least a hundred foot section that he hadn't been in. <text:line-break/><text:line-break/>He checked the readouts of the ships architectural data. No there was nothing on the data. But yet there was something here. </text:p>
      <text:p text:style-name="P7"/>
      <text:p text:style-name="P7">He tried each of the adjoining rooms- No entrance. No clue that there was even a space here. But the measurements didn't add up. <text:line-break/><text:line-break/>“Now this- is something. Saint's in the bank There's something in here.” He took his tools and started one of the arch lances. White hot light sprung from the lancetip and he carved the bulkhead like a fillet knife through a fish. <text:line-break/><text:line-break/>As fast as he cut it, something on the other side began to fix it. He couldn't get close enough to the burning metal slices to see what was on the other side. In a moment- the metal looked like he'd never cut it. <text:line-break/><text:line-break/>“Grandpa you clever dog.” Self healing armor was a legend. Only the most elaborate corporate gunships were said to have it. But the Kastligars had worked on everything- and never seen a single instance of that mysterious technology. </text:p>
      <text:p text:style-name="P7"/>
      <text:p text:style-name="P7">It was then that Daginal understood. What grandpa had been doing all those years. Training them for. They man always had an air of something extra about him. Each of his granchildren got an extensive scavenger hunt for each birthday. Some of them went unsolved and the birthday presents unclaimed they were so hard. He was training us to find this- Some how he'd hidden it. Daginal had found the lock. But where was the key? <text:s/></text:p>
      <text:p text:style-name="P7"/>
      <text:p text:style-name="P7">“Education is the key to all problems” it was something his grandmother had said to him often. Maybe the library would have something about this? The data he'd collected from the sentinel might give him an idea. He'd have heard of a mutiny. Especially a mutiny his grandfather had led. </text:p>
      <text:p text:style-name="P7"/>
      <text:p text:style-name="P7">He loaded his tools and took the backside access way to the surface, far away from the blind eyes of the sentinel. One hand hanging on the rung he looked down. He felt her. Deep inside the ship. She was still there. Confused, Terrified, and most of all full of seething anger. <text:line-break/><text:line-break/>There are other things. Bigger things than you here. He thought of the ecosystem of companies, founders, the cut throat, chew you to the bone gnashing maw of commerce that was the master of them all. There were hundreds of worlds held in the grasp of the sun. And many more coming every year. Each of those had corporations, ship yards, foundries, mines, and a hundred other powerful families, saints.<text:line-break/><text:line-break/>“tread carefully.” He said to himself. “grandfather left us in a solid position here. But you could royally <text:soft-page-break/>fuck it up.” </text:p>
      <text:p text:style-name="P7"/>
      <text:p text:style-name="P7">When he reached the outer hull of the ship the sun had set, and firelake was glowing in the afterdusk. In the water Huge reefs of red and blue bioluminecient aquatic ferns were drawing in the tons of nitrogen they pulled and fixed. The glow lit the underbellies of all the hulks and husks. He could smell the odd ozone smell of ferns even in the cockpit of the repair lift.<text:line-break/><text:line-break/>It was a quick trip back into the ribs of the repair bay- With the ship and tools put away he walked up the circles of the gates. As a startup founder- he had ever right to explore the workings of any business. Shadow shareholders, managers, R&amp;D teams. But as a son- who'd relied too heavily on his father's generosity, well it was clear until he passed his startup that he couldn't go home. The strain of the baby too long in the nest.<text:line-break/><text:line-break/>“Makes going to the Kastligar library rather awkward.” His father would hear about it. Daginal worried what his father thought of him. “I'm trying Dad. To make you proud. Just can't seem to catch a break.” </text:p>
      <text:p text:style-name="P7"><text:line-break/>He steeled himself. Pulled his shoulders up tight and high. “I belong here. I have the right.” and swallowed a big dry mouth gulp as he strode into the Kasligar Family Library. It was a three tiered panopticon with an enormous statue of a man and a woman at the center. The man's outstreched arm was holding a tool- which arced against an engine in flight. His eyes read a book his other arm reached to hold the hand of his partner who held a female child upright. The child had books and a colodex reader circling her head like a halo. Lastly a boy child stood knee deep in the fruits of cornucopia piled round his family, wizzing a toy rocket through the air. All very symbolic and artistic, but to Daginal- it stood as a reminder that the library was free to everyone on the planet. A liberty that most ruling owners saw as a liablity to insurection. But not here. <text:line-break/><text:line-break/>He saluted the statue and whispered “to knowledge” he walked deeper into the library. Up winding staircases that connected the levels. Past a crisp lit reading room. And then to the hall of heros. It was common for founders to leave a wake of intellectual breadcrumbs for others who would follow their footsteps. Some new founders avoided this information, feeling it was an opportunity for the already established preditors to plant ideas that would strangle competition from within. But Daginal belived there was something here he could use. </text:p>
      <text:p text:style-name="P7"/>
      <text:p text:style-name="P7">The section on his grandfather was extensive. Biographies, business studies and a genealogy history of the whole Kastligar clan. Daginal brushed the spine of the largest geneology books with his finger, then pulled it from the row. It was heavy and smelled like the fine dust that fills the air when a wood saw is running, or in the bottom tray of a pencil sharpener. <text:line-break/><text:line-break/>The fact that these were available as books was a marvel, most family libraries were all digital now. <text:s/>But Lady Kastligar love books. Physical, touchable, smell-able. The smell filled him with memories. Of being a boy. Read to by family members and loved. He was finding the transition from doted on special boy with “so much potential” to a man who had realized that potential to be very difficult. Maybe there'd be some answers here- </text:p>
      <text:p text:style-name="P7"/>
      <text:p text:style-name="P7">He cracked the book and began to look. Ran his fingers down the lists of Kastligars, WillowByrnes, Dramshammers, and Vyskulls that had come, as a collection of pioneers to the planet of{ INSERT PLANET NAME HERE}. </text:p>
      <text:p text:style-name="P7"/>
      <text:p text:style-name="P7">Hardy and wild these people were. He recalled stories passed down of ancestors who'd settled far off <text:soft-page-break/>sections of uninhabited coasts. Made a living on ferociously difficult trades. Raised families. </text:p>
      <text:p text:style-name="P7"/>
      <text:p text:style-name="P7">Even further back were ancestors who'd come from Scania, a war like, brutal ice swathed planet. It was important as the only link between the inner and outer ring of planets for centuries while the Dyson sphere was built and the fourth wave of life bearing planets was collected and installed. Ancestors from this time lived when ships were free. Stories from this era were mythic, unverifiable, legend and fairy tale. </text:p>
      <text:p text:style-name="P7"/>
      <text:p text:style-name="P7">History reached its terminus with those who'd suposedly come from Eyrth. On no maps. No space travel had ever discovered it. The cradle of humanity, and the first corporations. </text:p>
      <text:p text:style-name="P7"/>
      <text:p text:style-name="P7">It was a long and storied list, as Daginal looked at it. “Lot of weight to bear- and deeds marvelous need doing to stand out among this bunch.” <text:line-break/></text:p>
      <text:p text:style-name="P7">So this was the man who'd set the puzzle for him. An explorer and pioneer. <text:span text:style-name="T1">Freedom above all else. </text:span>Was burned into the green bronze bust that overlooked the books about his life. Daginal Dagireth Dagnadin. Dagnadin Kastligar born solar year 157521. </text:p>
      <text:p text:style-name="P7"/>
      <text:p text:style-name="P7">The geneology book slid back into the wide space it had left, standing tall among the other books. The next was a mason's brick of a book. Wide and stout, and a heft like it was made of steel. The binding was tight, and the pages only opened to 45 degrees, making reading comfortably impossible. But like the life it contained, it was meant to last- not be comfortable. </text:p>
      <text:p text:style-name="P7"/>
      <text:p text:style-name="P7">He began to read. Dagnadin Kastligar was a Scanian- {INSERT PLANET HERE}ian industrialist and philanthropist. Kastligar let the expansion of the {planetcan} ship industry and became one of the richest {planitanians} in history. </text:p>
      <text:p text:style-name="P7"/>
      <text:p text:style-name="P7">“I intend to speak here plainly and honestly. To Reveal a man. Not for posturing or pecocking in the public eye. But to tell the tale, as if to his own people. Surrounded so by those who loved and respected him. Women and Men tried and true through years of adversity <text:s/>So that others may gain what has been here a rare and marvelous thing. A life well lived. I knew him. I loved him like a brother. Madoc Vyskull. </text:p>
      <text:p text:style-name="P7"/>
      <text:p text:style-name="P7">Born in a tree lined deep water port in the shabby basement of a hole house in the fifteenth of October. To Parents of modest means and great steadfastness and inginuity.”<text:line-break/></text:p>
      <text:p text:style-name="P7">It was hours of this. Night shift workers left the library, and those of the day shift began to shuffle in. Daginal read on. He learned that his grandfather had failed miserably after his initial passing of the founders test. Madoc told sad a tale of a farm system just on the brink of profitablity that was destroyed by a hellacious falling of hail. </text:p>
      <text:p text:style-name="P7"/>
      <text:p text:style-name="P7">Somehow Daginal was heartened by the new that his grandfather had failed. It made it ok for him. “Maybe failure isn't bad, but just a way station on the way to success.” He said to himself, and turned a page. <text:line-break/><text:line-break/>It was the failure of his farms that led him to what would be his greatest success. {INSERT PLANET NAME HERE} was settled first by miners. Many droves had made it to {IPNH} hoping to strike it quick. Seldom few did. But the traffic brought a myriad of ships. Personnel transports, huge machine frighters. The little workshops jalenbecks that opened into a fully functional shop the moment they <text:soft-page-break/>landed. Hundreds of them lay rotting in the shallows of firelake, cheaper to write off and hope that improvements in the shipping lanes travel would one day make it possible to have them repaired or retrofited. </text:p>
      <text:p text:style-name="P7"/>
      <text:p text:style-name="P7">Dagnadin saw his fortune in those rotten ships. His first repair was a quiet affair, his family eating the remnants of the farm stuffs while he learned everything he could about ships repair. After almost a year of scrapping by. Daily dodging creditors <text:s/>and working back breaking shifts in the mines, He was ready.</text:p>
      <text:p text:style-name="P7"/>
      <text:p text:style-name="P7">That first deal had almost bankrupted him again. He took dodgy uber high interest credit from the dutch crater. Then approached the agent of a sleek little jalenbeck that had rusted through her pannels. </text:p>
      <text:p text:style-name="P7"/>
      <text:p text:style-name="P7">Madoc told it best. “ The agent laughed at <text:s/>Dagnadin. The man might as well have been offering to buy a leper or raise a plauge victim from the grave. These ships weren't stranded here for no reason. An engine is a valuable thing man. Don't you think the corporation who owns her has done every calculation? Dozen cost benefit analysis to get her back online? It can't be done. You'd watering the companies ground with your blood.” <text:line-break/><text:line-break/>Still <text:s/>Dagnadin knew something the companies didn't. They'd done the analysis on each ship. But they'd not taken stock of <text:span text:style-name="T1">everything</text:span> that was here. Seventy seven companies owned ships here. Some with multiple subleasing agents and rentors. They certainly wern't talking to each other. If he could just juggle the credit and ownership, buy parts from one to serve another... well it just might work. <text:line-break/><text:line-break/>Madoc continued “Dagnadin smiled back. Actually smiled in the face of that corporate bastard. The man was worth, well he could have bought and sold us all a hundred times over. The mines flowed wealth then. I heard Danadin say “The company surely would rather have 10% of the ships worth- than have nothing? Even a little meal is better than starving- even for a lion.” The company man saw quick profit- and way to line his pockets. The ships would never move. He could sell them, not record the sale on the company books keep the profits, and no one would be the wiser. They all thought like that. Quick. This quarter. Foolishness. Dagnadin thought in centuries.<text:line-break/><text:line-break/>It wasn't long before he'd been able to make a dozen different deals. He bought ships in lots- sometimes a hundred at a time. He bought singly and in pairs. Out of the seventy seven companies He had deals with at least six of the biggest for ships and hundreds of minor deals with everyone for this part or that.</text:p>
      <text:p text:style-name="P7"/>
      <text:p text:style-name="P7">Next came the starving times. ” </text:p>
      <text:p text:style-name="P7"/>
      <text:p text:style-name="P7">Exhaused he wound round the first tier into the childrens wing. Just a quick break down memory lane. <text:s/>Deep in the brown earth of the forest roots sunk and with them light shafts. The library was cut into the earth, and the walls were clear and illuminated. Roots, stone, animal and insect life all visible against the walls. </text:p>
      <text:p text:style-name="P7"/>
      <text:p text:style-name="P7">It smelled like childrens food here. Sweet fruit paste, and savory hunks of broiled chicken. Giggles and the chitter of kids filled the air. Across the pavelion there was a story time going on. A broad matronly woman read out of a book, voices and all, and had her audience enraptured. One young man keeled over in laughter as she delivered the final line of the book “AND THEY HAD EATTEN ALL THE COOKIES!!” </text:p>
      <text:p text:style-name="P7"/>
      <text:p text:style-name="P7">Daginal smiled. He'd been to many of these with members of his own family. Past the librarian desk in the center, and then to the back shelves he searched. These books were older. Had been read to his <text:soft-page-break/>grandfather, and his father, and to him. Their leather covers showed the marks of many happy sticky hands. </text:p>
      <text:p text:style-name="P7"/>
      <text:p text:style-name="P7">On a back shelf, fallen behind rows of books he found what he was looking for. </text:p>
      <text:p text:style-name="P7"/>
      <text:p text:style-name="P7"><text:span text:style-name="T1">Dezmal the Dragonfly</text:span>. He blew the dust off it's cover. Leaning against a pilar of roots that grew into the library like support beams he read an old familiar friend. <text:line-break/><text:line-break/>Dezmal was once a nymph. And Nymphs can only swim. But soon it would be his birthday, and he would learn to fly! <text:line-break/><text:line-break/>The illistration was of a swimming Dezmal, the perspective half in the river, so the air and water split the page. Dragonflies soared and the thousand denizens of the river flowed through their lives. Dezmal hung upside down from a rock at the bottom left, highlighted by an etching of his name in flowing water. Meal still in his hunters jaws. <text:line-break/><text:line-break/>Daginal turned the page. The story continued. Dezmal gathered all his friends for a birthday feast. The next page he found a beautiful glowing stone. Oddly it was red. Instinctually the dragonfly knew that something inside him unlocked the stone. <text:line-break/><text:line-break/>Again the page turned. On this page there was a pocket. Inside was a little vial and a magnifying glass. Dag had always loved this page because the magnifying glass unlocked all kinds of new perspectives, hints, and little jokes unseen in illistrations. The vial was Dezmal's DNA. You could see the little hilix of it in the green liquid. </text:p>
      <text:p text:style-name="P7"/>
      <text:p text:style-name="P7">The next page was also a beauty. The reader could insert the little vial into the stone, and watch Dezmal <text:s/></text:p>
      <text:p text:style-name="P7">climb from the water, to a green frond above the glowing red stone, and shed his larval skin. The art was the pinical of electric illistration, the moon glowed, the water flowed, and every detail was life like and yet magical and surreal. </text:p>
      <text:p text:style-name="P7"/>
      <text:p text:style-name="P7">Moonlit, the last page projected dragonflies all around the reader. They filled the air and buzzed and whired in the newfound glory of flight. Daginal held out his finger like he had many times before as a child. Dezmal landed, wings a stained glass of beauty. Then it all disappeared in a whisp of glowing dust. </text:p>
      <text:p text:style-name="P7"/>
      <text:p text:style-name="P7">“Just as good as I remember.” The final page was still open, but inactive. From his fingers hung the vial on a silvery chain. Pinched between thumb and index, the magnifying glass. For a moment he moved to tturn the pages back to the pocket, and put it all away. Then something struck him. The glwoing red stone. The vial had been the key. </text:p>
      <text:p text:style-name="P7"/>
      <text:p text:style-name="P7"/>
      <text:p text:style-name="P7"/>
      <text:p text:style-name="P7"><text:s text:c="2"/></text:p>
      <text:p text:style-name="P7"/>
      <text:p text:style-name="P7"/>
      <text:p text:style-name="P7"><text:line-break/></text:p>
      <text:p text:style-name="P7"/>
      <text:p text:style-name="P7"><text:line-break/><text:soft-page-break/><text:line-break/></text:p>
      <text:p text:style-name="P7"/>
      <text:p text:style-name="P7"/>
      <text:p text:style-name="P7"/>
      <text:p text:style-name="P7"/>
      <text:p text:style-name="P7"/>
      <text:p text:style-name="P7"><text:line-break/><text:line-break/>THIS CHAPTER IS AFTER DAGINAL GET'S PAST HIS STARTUP TEST. </text:p>
      <text:p text:style-name="P7"/>
      <text:p text:style-name="P7">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7"/>
      <text:p text:style-name="P7">Viewed from above Daginal had just entered the first of thirteen concentric circles. Each circle had a named gate, a password, and a ritual that had to be performed before it could be passed. <text:line-break/></text:p>
      <text:p text:style-name="P7">“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7"/>
      <text:p text:style-name="P7"><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7"/>
      <text:p text:style-name="P7">To begin the ritual Daginal rung a carved steel tube that gonged deeply three times. <text:line-break/><text:line-break/>What is wanted? </text:p>
      <text:p text:style-name="P7"/>
      <text:p text:style-name="P7">To pass through the veil of security. <text:line-break/><text:line-break/>Do you have your keys? <text:line-break/><text:line-break/>I do</text:p>
      <text:p text:style-name="P7"/>
      <text:p text:style-name="P5"><text:span text:style-name="T12">A hand was extended through the veil and the sheet of liquid parted. The liquid left no stain, nor did it </text:span><text:soft-page-break/><text:span text:style-name="T12">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7">An invouluntary twitch coursed his left leg. Sweat began to prickle the small of his back even in the cold morning air. </text:p>
      <text:p text:style-name="P7"/>
      <text:p text:style-name="P7">“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7"/>
      <text:p text:style-name="P7">What is the first key? <text:line-break/><text:line-break/>KHH-7999192hhiiF2230-11 (MAYEBE SOMETHING BINARY HERE?) <text:line-break/><text:line-break/>And what is it's purpose?<text:line-break/><text:line-break/>SECURITY ABOVE ALL ELSE. SECRECY THAT YOUR COMPETITION MAY NEVER OVERTAKE YOU. </text:p>
      <text:p text:style-name="P7"/>
      <text:p text:style-name="P7">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7"/>
      <text:p text:style-name="P7">What is this? <text:line-break/><text:line-break/>Tell three what four need not know</text:p>
      <text:p text:style-name="P7"><text:line-break/>And this? <text:line-break/><text:line-break/>Tell to two what three need not know</text:p>
      <text:p text:style-name="P7"/>
      <text:p text:style-name="P7">The last?<text:line-break/><text:line-break/>Tell to one what two need not know</text:p>
      <text:p text:style-name="P7"/>
      <text:p text:style-name="P7">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7"/>
      <text:p text:style-name="P7">Daginal though- “Oh the secrets. If only you knew.” He felt a little titter of pride at his secrets. “You're winning the game, and at your own rules” </text:p>
      <text:p text:style-name="P7"/>
      <text:p text:style-name="P7">The hand ungrasped his and withdrew quickly behind the veil. The gong struck again and the gate was <text:soft-page-break/>open. Daginal rushed through it not waiting for the formal closing of the ritual. </text:p>
      <text:p text:style-name="P7"/>
      <text:p text:style-name="P7">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7"/>
      <text:p text:style-name="P7">“Bullshit” he whispered to himself. Something wasn't right. </text:p>
      <text:p text:style-name="P7"/>
      <text:p text:style-name="P7">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o the ornaments around their hollow boles. </text:p>
      <text:p text:style-name="P7"/>
      <text:p text:style-name="P7">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7"><text:soft-page-break/><draw:frame draw:style-name="fr1"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7"/>
      <text:p text:style-name="P7">Columbian Necktie example. </text:p>
      <text:p text:style-name="P7"/>
      <text:p text:style-name="P7">He nodded. She looked him over like a nurse assessing a patient. “You're almost late. Look at the cauldron,” and she scrunched up her shoulders cheeks and noise, closed her eyes tight quickly and smiled a satisfied <text:s/>“almost full!” she said chipper and happy. </text:p>
      <text:p text:style-name="P7"/>
      <text:p text:style-name="P7">“Now come stand over here. No over <text:span text:style-name="T1">here</text:span> and she nugged him ever so slightly to the left. </text:p>
      <text:p text:style-name="P7"/>
      <text:p text:style-name="P7">She was wiggling with excitement. What do they do to these people in the priesthood to make them <text:soft-page-break/>like this? Thought Daginal. The pain would be nothing. But she was <text:span text:style-name="T1">enjoying </text:span>this. </text:p>
      <text:p text:style-name="P7"/>
      <text:p text:style-name="P7">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7"/>
      <text:p text:style-name="P7">Up on her toes and she whispered the words of the ritual. <text:line-break/><text:line-break/>“We will never reveal the secrets of the temple. To never speak it's secrets I give my tongue. my throat ... be cut from ear to ear, and my tongue torn out by its roots;"</text:p>
      <text:p text:style-name="P7"/>
      <text:p text:style-name="P7">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7"/>
      <text:p text:style-name="P7">“Look at me- do the rest- you've only got a short while.” Said the priestess with a chidding manner. <text:line-break/><text:line-break/>Dag tried to inhale but there was blood running down his throat and he coughed and a fine mist came from the wound as air exited it. </text:p>
      <text:p text:style-name="P7"/>
      <text:p text:style-name="P7">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7"/>
      <text:p text:style-name="P7">She finnished with a sensuous "our body ... be cut asunder and all your bowels gush out” and he drew his hands across his belly and then hit his knees on the paving stones of the pathway through the gate. </text:p>
      <text:p text:style-name="P7"/>
      <text:p text:style-name="P7">Hurry screamed through his brain as the woman bounced to a silver dish on a stone pedestal and grasped a fist full of dust from its curves. She held the substance loosly and little grains of it drifted from her fingers. </text:p>
      <text:p text:style-name="P7"/>
      <text:p text:style-name="P7">“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text:soft-page-break/>“ohhhhh the lord's service is so sweet.” And once the swell had finished <text:s/>She dusted the contents of her hand into his mouth. </text:p>
      <text:p text:style-name="P7"/>
      <text:p text:style-name="P7">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7"/>
      <text:p text:style-name="P7">He fell onto his side and coughed. What was once red blood and misting with the breath was now deep maroon and clots and then stopped all together. </text:p>
      <text:p text:style-name="P7"/>
      <text:p text:style-name="P7">“Breath!” She said And he inhaled without trouble. </text:p>
      <text:p text:style-name="P7"/>
      <text:p text:style-name="P7">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7"/>
      <text:p text:style-name="P7">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7"/>
      <text:p text:style-name="P7">He stood. Finally ready feeling drained after the ordeal he walked through the stained glass wood tree gate and into the tample grounds. He balled his hands to fists and punched them upward shook and smiled. <text:line-break/></text:p>
      <text:p text:style-name="P7">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7"/>
      <text:p text:style-name="P7">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7"/>
      <text:p text:style-name="P7">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7"/>
      <text:p text:style-name="P7">Shield was a man of carved jaw, and shoulders like an ape. He smiled and then opened his mouth for Daginal to see the empty hole where his tongue had been. Then he motioned for Dag to do the same. <text:line-break/><text:line-break/>“I guess this is as close to looking at himself as he's going to get-” He opened his empty mouth. Shield looked in. Moved his head back and forth to get a better view. Then knodded and garbled something uninteligable. <text:line-break/><text:line-break/>“Marooove misela pireesste sreeehea hurt wa” A little fleck of spit jumped the rim of Shield's mouth as he tried to make himself understood. <text:s/></text:p>
      <text:p text:style-name="P7"/>
      <text:p text:style-name="P7">Dag shook his head and held up a hand. Pantomimed a “what?” with his hands. </text:p>
      <text:p text:style-name="P7"><text:soft-page-break/></text:p>
      <text:p text:style-name="P7">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7"/>
      <text:p text:style-name="P7">“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7"/>
      <text:p text:style-name="P7">There was Ichman the hatchet who'd saved the Gamble family brand. His statue was in a third alcove and a family of birds was living <text:s/>at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7"/>
      <text:p text:style-name="P7">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7"/>
      <text:p text:style-name="P7">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line-break/>She'd built her own fortune, Saint Leoa Avo, with her fists. A poor Clavari of a terciary house she'd been the fircest fighter in two weight devisions. Fighter after fighter broke themselves on her implacable skill and phesique. That rise was just the start of her career. She asked to be added to the board of the fighter's media company. Laughed out of the meeting- she had no start up credentials. No house or business connecitons. She'd gone on to own that company in twelve months. <text:line-break/><text:line-break/> <text:s/>the fighting mogul who ran the rings was bankrupted in an enormous series of bets and stock plays. Avo <text:s/>uncannily picking the winners always-buying and selling with the precision of a predator. <text:s/>The old owner had shot himself on a backwater moon, penniless. Some say with a pistol sent to him from the <text:soft-page-break/>Lioness herself. Legs spread feet planted wide, the statue lounged on the throne of bills. The face was menacing, a smile of avarice and power. Knuckles ground into a fist Daginal could almost hear them cracking. He stepped back from the alcove </text:p>
      <text:p text:style-name="P7"/>
      <text:p text:style-name="P7">The whole surface of the temple was an irridecent black. And it shone like color shifting ink. In some places though, like Leoa's bricks of money, <text:s/>the metal had been treated differently and the oxide layer was green- or red- or purple. Saints propitiated Daginal wandered through the temple enterance. <text:s/></text:p>
      <text:p text:style-name="P7"/>
      <text:p text:style-name="P7">Daginal came in a side door. It was a basement, below the main floor. It was small and he could hear the chorus of his classmates upstairs, mute noises of shuffling feet and grunts. Some like Shield, were mutely gargling at each other. Unable to stop talking even mute. </text:p>
      <text:p text:style-name="P7"/>
      <text:p text:style-name="P7">“Time to go stand in that fray.” Step by step he assended from the basement and into the Narifex. One hundred and twenty one new sharks. Mouths and chests still bloody. And nothing to eat but each other. </text:p>
      <text:p text:style-name="P7"/>
      <text:p text:style-name="P7">He leaned against the metal of the stairwell, just beyond the last step. No one saw him as he scanned the throng. </text:p>
      <text:p text:style-name="P7"/>
      <text:p text:style-name="P7">Light shone through the windows and illuminated the crystiline stripe that ran the circumference of the room. Stock symbols and their prices moved like a long snake along the crystal band. Windows showed beautiful multi colored glass of analysis charts. Data pumped in this place like a heartbeat. There was a clump of many swarming at the fountain of information. Great whites at the body of a whale riping free hunks of fat and muscle. </text:p>
      <text:p text:style-name="P7"/>
      <text:p text:style-name="P7">Those trading, saw the data on their occular heads up displays embedded in their retinas. It gave their eyes an eerie glow. Daginal centered on a young woman who seemed in awe- unable to grasp all the information that was freely offered them now. He watched her profit in the course of two minutes fourteen million GIGACOINS in successful trades. Her fingers couldn't move fast enough, it was like a fountain of money she <text:s/>was desperately grabbing at, grasping a fraction. <text:line-break/>They looked infected with a disease that made them grab, type, swipe and scroll with arms flailing and jerky. </text:p>
      <text:p text:style-name="P7"/>
      <text:p text:style-name="P7">This behavior set Dag on alert. “There are two packs here- One not trading the windows. And the others are ignoring it” He looked closer. Why in a room full of sharks- would one group not be eating a fated whale? He might ask Dreth but he was no where to be found. </text:p>
      <text:p text:style-name="P7"/>
      <text:p text:style-name="P7"><text:s/>Barria Petrosvik sat with his head hung between his hands.His cloak hung over his head and hid his features. But Daginal knew him by his tattoos. He was watching the center pulpit and breathing in and out in deep long breaths. </text:p>
      <text:p text:style-name="P7"/>
      <text:p text:style-name="P7">“Wonder if Petrovk knows what's going on here.” He siddled past a few other students, did a “no you go- ok I'll go- oh stop you're going” trying to pass in the space between the pews. Petrovk had noticed him when he sat down. <text:line-break/><text:line-break/>Petrovk came from another old manufacturing family. Theirs was a weapons foundry that built small arms, munitions, and very effective body armor. It was said wether you were shot or survived on a battlefield- the Petrovik's made money. </text:p>
      <text:p text:style-name="P7">Dag jerked his head towards the group of traders at the windows and dove one eye brow deep in furrow then shrugged. </text:p>
      <text:p text:style-name="P7"><text:soft-page-break/></text:p>
      <text:p text:style-name="P7">Petrovik exhaled then looked towards the windows. He stared long at Daginal, an amused smile on his lips. Then he went back to his breathing. Daginal wasn't having this. He jostled Petrovik and again repeated his eyebrow query. <text:line-break/><text:line-break/>Eyes rolling Petrovik looked at him again. He couldn't belive someone from an old house like the Kastligar knew so little of the world. Competition would not be so fierce. </text:p>
      <text:p text:style-name="P7"/>
      <text:p text:style-name="P7">Petrovik pantomimed his hands cuffed together and then looked at the traders. He took a coin from his pocket and held it up. Daginal was putitng words together in his head. Slavery. Money.</text:p>
      <text:p text:style-name="P7"/>
      <text:p text:style-name="P7">On the inlay of the wood of each pew was a holofoil sensor square. It was a place where the penatent, the worshipers could donate to the temple. There was a moment in each service- where wallets came out- phones were scanned and money poured into the edifice. The largest donators were shown on the temple windows. </text:p>
      <text:p text:style-name="P7"/>
      <text:p text:style-name="P7">The coin danced, in Petrovik's hand, and he motioned as if to slide into the holofoil. <text:s/>“The church's money-” Pointing to the traders he shook his head. “The traders have no money” He palmed the coin from one hand- the hand close to the holofoil and then to the hand exteneded to the traders- “they've borrowed- they're trading on margin.” </text:p>
      <text:p text:style-name="P7"/>
      <text:p text:style-name="P7">Daginal's pupils widened when the relizatoin hit him. It was a trap. He needed to find Dreth. He stood up and clapped Petrovik on the shoulder and gave him a salute. The motion pleased the nascent arms merchant who seemed deeply amused at the whole interaction. Daginal held out his hand and willed an image to show on his holodisplay. Dreth's face shown from the projector</text:p>
      <text:p text:style-name="P7"/>
      <text:p text:style-name="P7">Petrovik shook his head. Daginal scanned the room. It was now – that Daginal began to realize just ho much he depended on Dreth. For knowledge, for aid in tasks he could not do. His cocksuredness on walking into the temple was fading. Down the rows of pews he nudged other students and showed them the holo of Dreth. Most shook their head. He was closer to the front of the temple now and the pulpit loomed. <text:line-break/><text:line-break/>Then one student did knod his head. He pointed to a glowing alcove. Someone had seen Dreth! He walked quickly his cerimonial robe flowing behind him. </text:p>
      <text:p text:style-name="P7"/>
      <text:p text:style-name="P7">The alove lead into the depths of the temple. What was down here? Daginal asked himself. There were many things he was asking himself at this moment. Like did he have any idea how to run a company? He'd always thought that you passed your start up and then.... “and then you were just head of the company. Money came easy and you wouldn't have to worry.” He thought about the hundred things his father did- non of which he knew how to do. He took the steps two at a time and passed few students on his way.</text:p>
      <text:p text:style-name="P7"/>
      <text:p text:style-name="P7">The first basement floor was a laticwork above and below. It was colder here. Great arches of frosted metal rose in loops in the walls. Daginal could feel them taking heat from his skin. Light flowed through the interwoven deck, and Daginal noticed that the floor above was visable, through none above could see him. Feet and shadows made strange darknesses like the passing of clouds. One such shadow hung over Dreth.<text:line-break/><text:line-break/>He was at the man's side in a moment and smiling. Dreth looked up from the book he was reading. His <text:soft-page-break/>face was ashen pale and he did not smile back. </text:p>
      <text:p text:style-name="P7"/>
      <text:p text:style-name="P7">Daginal did not like the look of this. His accomplice had always had the answers- they'd made it through the startup on his wits. <text:line-break/><text:line-break/>He begain to speak, then checked himself when the garbled grunt escaped his lips. He'd have started the same game of charades that he'd started with Petrosvik but Dreth had a pad of worn parchment at his elbow. He scratched out in a shakey hand <text:line-break/><text:line-break/>“We are fucked.” <text:line-break/><text:line-break/>“Why?” </text:p>
      <text:p text:style-name="P7"/>
      <text:p text:style-name="P7">He held up a corporation sectional book. Dag knew what it was but not what it contained. <text:line-break/><text:line-break/>“That doesn't mean anything to me. You're the master of the accounts ”</text:p>
      <text:p text:style-name="P7"/>
      <text:p text:style-name="P7">Dreth took the parchment away before he could finish. <text:line-break/><text:line-break/>“I got in here early. They'd set up the rituals two days before.” <text:line-break/></text:p>
      <text:p text:style-name="P7">Two days? Though Dag. Why were they letting people in that early? He shifted uneasily, he was deeply unprepared for this. <text:line-break/><text:line-break/>“I overhead the Precept sisters talking about it” Scrawled Dreth, his handwriting getting messy as he wrote faster. “competitive advantages. It's who you know they said. So I came early. I didn't think you'd want to do the reading- and you know I wanted something good to contribute.”</text:p>
      <text:p text:style-name="P7"/>
      <text:p text:style-name="P7">Daginal was regretting not doing the reading now. Dreth had saved them once again. Take good care of this man thought Daginal. He took the pen.</text:p>
      <text:p text:style-name="P7"/>
      <text:p text:style-name="P7">“Thank you. We'd be screwed without you. What'd you find? ” </text:p>
      <text:p text:style-name="P7"/>
      <text:p text:style-name="P7">Dreth shook his head and crossed out the “d be” and “without you” from daginals sentence and wrote a “'re screwed” above it like a teacher correcting a paper. It read “We're screwed” now. </text:p>
      <text:p text:style-name="P7"/>
      <text:p text:style-name="P7">Daginal underlined “What'd you find?” to ask it again<text:line-break/><text:line-break/>“Corporate structures. That's why were here. To corporate.” He set down the pen began flipping through the book. </text:p>
      <text:p text:style-name="P7"/>
      <text:p text:style-name="P7">“To <text:s/>i<text:span text:style-name="T1">n</text:span>corporate?” but dreth didn't notice the addition and instead pointed to the book. <text:line-break/><text:line-break/>It was a dusty tomb bound in leather of weird origin. Light and rippled. The pages listed hundreds of corporation types and the author's insights into the advantages and disadvantages of each one. </text:p>
      <text:p text:style-name="P7"/>
      <text:p text:style-name="P7">“Why is this bad?” asked Daginal. <text:line-break/><text:line-break/>Dreth crossed out “incorporate” and wrote “no it is corportate- to give body to. We have to give the <text:soft-page-break/>corporation personhood.”</text:p>
      <text:p text:style-name="P7"/>
      <text:p text:style-name="P7">The book made a dragging sound as Dreth pulled it closer. He used a finger to point out a line. <text:line-break/><text:line-break/>“The option to buy, including all subsidiaries and intellectual properties, shall be open to GRAVE1. As well as all accounting records, research and development and corporate communication.”<text:line-break/><text:line-break/>“This isn't bad- all companies do this. Its traditional- I don't think GRAVE1 even exists. You're getting worked up over a ghost story. A boogy man that the auditors use to make us keep good books.” daginal sighed relief. This was all he'd been worried about?</text:p>
      <text:p text:style-name="P7"/>
      <text:p text:style-name="P7">“There's something there- or it wouldn't have been included in all the contracts. We cannot let our books be opened- to anyone.” </text:p>
      <text:p text:style-name="P7"/>
      <text:p text:style-name="P7">There were hundreds of corporate structures in the book before them. There had to be an answer. <text:line-break/><text:line-break/>“Is there a structure we can keep our books” the pen stopped writing and Dag had to shake it to get the ink to come to the tip. “separate?” </text:p>
      <text:p text:style-name="P7"/>
      <text:p text:style-name="P7">“Not that I've seen. I've only made it through the most basic groups- this book references a few others with more obscure legal frame works- if we can find those we might find something we can use. </text:p>
      <text:p text:style-name="P7"/>
      <text:p text:style-name="P7">The shadows above them started to move in a uniform patern. Both men looked up at the floor above them and saw their fellows moving into the pews. Deep notes of bells rung out that reverberated the entire structure- as if the temple itself were ringing. The sensation was not unpleasant. Vibrated on a positive wavelength thought Dag, and he felt his back loosen its tension. <text:line-break/><text:line-break/>“We need to go-” Dreth burned the page they'd been writing on, and closed the book he was reading. He led up the stairs. Most everyone was in a pew and Dreth and Daginal joined the last few founders. Others were trickling in from obscure sections of the temple to the main round focus that opened like a crater in the center of the obelisk. Pews rose til they crested at the entrances. They were filled with the select few who had passed the tests. Daginal wondered how many of them had cheated- like he had. How many had family help? It was in these wandering thoughts he delved when the great brother started his sermon. </text:p>
      <text:p text:style-name="P7"/>
      <text:p text:style-name="P7">He stood on a spire- jagged and vaulting up, the <text:s/>His hand clasped a jagged spike, so he looked a man poisted on the upward surge of a lightening bolt. A face hard and lined, and hair steel grey buzzed into an impeccable cut. His suit and robe, black on black with red accents, the orders of his office. <text:s/>Booming his voice filled the amphetheater of the central floor. </text:p>
      <text:p text:style-name="P7"/>
      <text:p text:style-name="P7">“ Founders. Start up victorious. The rewards of industry are yours. With them the responsibility of leadership. <text:s/>Thousands of years has the temple of the market stood. Hundreds of others like it grace many other worlds. And on earth- that storied temple of the free market, <text:s/>the original still stands from time beyond the records of man. Each of you is a model of this temple. Smelted from the best products of a thousand far flung stars. Like it you have endured. Been forged into the best. And like it you must grow- expand- and outlast. </text:p>
      <text:p text:style-name="P7"/>
      <text:p text:style-name="P7">You were thrown, resource less, into the jungle of trade. And each of you have prevailed. <text:s/>I have seen ideas this year that have impressed me beyond belief. This year we have had cause to award the temple <text:soft-page-break/>mark of merit. <text:s/>Ten years have passed since the last. Impressive work.”</text:p>
      <text:p text:style-name="P7"/>
      <text:p text:style-name="P7">He hung his head down to look at his addressees. All eyes upon him. “I must warn you that the most difficult part of your work now lays before you. You have choices in these coming weeks that will effect you for the rest of your lives. You must choose your corprate structure. You must give life to that entity which will be your vehicle to victory. Immortality if you so desire.” </text:p>
      <text:p text:style-name="P7"/>
      <text:p text:style-name="P7">He motioned to the scar on his own neck. One hundred and fifty one years ago- I walked through doors very much like these.” His one unocupied arm pointed to the temple enterance “ On solantis the temple faces a wood and a pit there is used for the taking of tongues. It is a powerful symbol you have undergone. It means many things. But those are for you to learn. Inside these walls lies the collected knowledge of every company- the writings and tales of every saint- So we invite you to indulge in silence- that you may better understand. The fierce competion of the market bears no inefficiencies. One who has wisdom is powerful. Meeting adjourned.” </text:p>
      <text:p text:style-name="P7"/>
      <text:p text:style-name="P7">The whole temple resounded with clapping and many students stood. Daginal noted those that did not. <text:line-break/>Rechamps, the gildleon sisters, Roger Blough and the Carnagee clones. Half the Entrepenureal Self clan. These would be good to quesiton if he could. He turned to see Dreth making his way down the pew. He'd be headed back to the repository to read. Dag went the opposite direction towards the enclave he'd noticed. </text:p>
      <text:p text:style-name="P7"/>
      <text:p text:style-name="P7">He was about ten yards away, just gearing himself up for a wide smile and a winning handshake when a hand grabbed him and yanked him behind a pillar. <text:line-break/><text:line-break/>The hand belonged (LOOKS LIKE INGRID BERGMAN NORTORIOUS LAUREN BACALL???) <text:s/>to a woman who Daginal had never noticed in classes before. She was his height but slighter of build, clear eyed and decisive of face. Her eyes calmly moved to six points around the room. Dag could see the pupils shift from objective to objective. Satisfied she smiled. And bright white of her enormous eyes leveled at him. They stood like half moons beneath the soft mountains of her brow. He smiled back. He found it pleasant to be the objective these hunter's moons we're shining their light on. They flitted down to the arm she was still holding. </text:p>
      <text:p text:style-name="P7"/>
      <text:p text:style-name="P7">Dag discovered that she'd put a note in his hand. He went to open it, slowly unfolding the crisp white paper. It said “Look forward. Don't watch me. Watch the note.” </text:p>
      <text:p text:style-name="P7"/>
      <text:p text:style-name="P7">She dropped to one knee then rolled under several benches until she was behind him. He couldn't see her- but he could sense she was there. </text:p>
      <text:p text:style-name="P7"/>
      <text:p text:style-name="P7">He looked to see what had drawn her eyes. All he saw were more of the goings on of the temple and those bewildered him. His father Chairman Jaginal Kastligar's recommended readings of how to win friends and influence people, the seven lights of honesty, and the Church's “Preach my gospel” had no advice on any of this. He looked around for a problem that his skills might avail him. <text:line-break/><text:line-break/>In the center chamber of the temple Students were gathering ronud the great brother. Listening intenetly , shaking hands. Others had filed out the enterances, some down the stairs to levels below. Some were climing the towered stairs to the upper decks. He flitted his eyes to the note. It had not changed. Sunlight had finally made it to the temple and shone through windows that shot like hundreds of arrows, up up the sides of the obelisk. In this bustle of activity they started to talk. Or as close to talking as they could get. He checked the note again. It still read the same, but the ink began to shimmer. <text:line-break/><text:soft-page-break/></text:p>
      <text:p text:style-name="P7">Then the note read differently. </text:p>
      <text:p text:style-name="P7"/>
      <text:p text:style-name="P7">“You are a pup in the wolfs den Daginal Kastligar. Write back.” He scrunched his face up, angry at the insult, and took a pen from his cloak pocket. His handwriting was poor, and he wrote in all caps to make it more legible. First on his hand, then on a pew back he responded- <text:line-break/><text:line-break/>“Is this all you're wasting my time for? To insult me?”</text:p>
      <text:p text:style-name="P7"/>
      <text:p text:style-name="P7">“On the contrary I believe I saved you quite a lot of time. I stopped you from announcing yourself as prey to the devils you were walking towards.”</text:p>
      <text:p text:style-name="P7"/>
      <text:p text:style-name="P7">Daginal's bullshit meter had just hit its top. Who was this person? Why should he trust anything she said anymore than the “devils” he'd been going to introduce himself too. Those were other highborn buisness families. Pilars of the community. Surely networking with them would have been a good move.” </text:p>
      <text:p text:style-name="P7"/>
      <text:p text:style-name="P7">The room was clearing out now. And the steel black of the titanum gave way to a hundred hues of deep blood and green leaves, golden flowers, all the myriad faces of the saints in the alcoves. The pew began to cool, energy from deep within the temple always kept it the air and metal bordering on icey. <text:line-break/><text:line-break/>“i've missed my chance. Thought Daginal. He mustered his best boardroom bravado and returned the message.”<text:line-break/><text:line-break/>“I'll read two more of these. If you don't have a good value proposition I'm gone. I have no reason to listen to you. Give me one.” </text:p>
      <text:p text:style-name="P7"/>
      <text:p text:style-name="P7">He could hear her shift in her seat. There was a pause before her next reply. The monks of the temple were moving from their cloisters to the ticker screens and trading platforms. Daginal watched them as he waited for her to write. </text:p>
      <text:p text:style-name="P7"/>
      <text:p text:style-name="P7">Her reply materialized on the paper in front of him- </text:p>
      <text:p text:style-name="P7"/>
      <text:p text:style-name="P7">“There are three currencies. Money, information, and attention. You've found a clever way to make one of them- but you sorely lack information- and you cannot suffer any attention I'd gather.” </text:p>
      <text:p text:style-name="P7"/>
      <text:p text:style-name="P7">Daginal shifted the paper in his hand and looked over his shoulder ever so slightly. She was glowering at him. </text:p>
      <text:p text:style-name="P7"/>
      <text:p text:style-name="P7">“You gather incorrectly. We've had success doing repairs and refits no one wants to do. Whatever you're claiming is off the mark. And what we don't know we'll learn.” he put a fierce period at the end of the sentence, hoping the stab mark of ink would translate to her page. </text:p>
      <text:p text:style-name="P7"/>
      <text:p text:style-name="P7">“Well since this is my last message I'll make sure you understand. You've got an unregistered engine. One of the few in the inner solar system. That asset alone is invaluable. As long as it stays hidden. But you and that accountant of yours are bumbling babes. It won't be long before you're rich in the third currency- but not the kind you want. <text:line-break/><text:line-break/>I am valuable to you because I find information. That is my start up and my trade. I know things that <text:soft-page-break/>very few people do. Give me 25% of your profits, take me on as a sub-contractor and I'll work for you. Guide you in all the things you obviously don't know. Keep you from sinking your ship before you're out of the harbor. Help you navigate this decidedly illegal and clandestine world you've chosen.” </text:p>
      <text:p text:style-name="P7"/>
      <text:p text:style-name="P7">Daginal crunched the paper in his hand. He felt like an invisible noose of silk thread was in her hand and around his neck. She snickered behind him. He didn't like it- but she was right. This was a world he was very unprepared for. </text:p>
      <text:p text:style-name="P7"/>
      <text:p text:style-name="P7">He uncrumpled the paper. “I'll need to talk to my partner.” </text:p>
      <text:p text:style-name="P7"/>
      <text:p text:style-name="P7">“Go ahead. He's been reading everything you've written. I slipped a note in his book while we were listening to the <text:span text:style-name="T1">great brother. </text:span>But while you chat. Let's step out to the court yard. Instructional going's on I think you'd both better see.” </text:p>
      <text:p text:style-name="P7"/>
      <text:p text:style-name="P7">She was gone out of the pew and down the deep bowl of the amptheater before Daginal could even write a word. <text:line-break/><text:line-break/>“Dreth. Are you there?” He scrawled. </text:p>
      <text:p text:style-name="P7"/>
      <text:p text:style-name="P7">“I am. I'm coming up from the basements. I'll meet you in the court yard.” </text:p>
      <text:p text:style-name="P7"/>
      <text:p text:style-name="P7">Daginal walked from the pew and out the arched doorway of the southern entrance. The full light of day was up and drying the dew off the garden lawns. Daginal smelled the honey sweet smell of the dew bug roses. Odd little insects that completed a life cycle each day. Hundreds of them had flown from their blossoms this morning with the sun, and they made patterns in the air now above the collection of students and accolites. Daginal watched them dance in the light and noticed more accolites clearing the dead vines they'd come from. Tonight at twilight hundreds of newly mated dew roses would sprout and grow from the seeds they'd plunge into the black earth. Tomorrow hundreds more. </text:p>
      <text:p text:style-name="P7"/>
      <text:p text:style-name="P7">Dreth interrupted his musings as he came out a grass rimmed tunnel. He blinked and looked around, face scrunched and eyes squinted. Then he settled on Daginal. The two did not meet but instead wrote to one another, pretending to take notes. </text:p>
      <text:p text:style-name="P7"/>
      <text:p text:style-name="P7">Whatever was unfolding in front of them would take place on a onyx dias raised from the grass and dirt. Business men and women surrounded it. Priesthood members in rows, their peculuar half hood robe, half buiness suit marking them from the rest. Daignal noticed the tounge taker from before. She was hauling a long bearded axe, and seemed excited for whatever was going to occur because she spun and bounced back and forth on the dias like a performer about to start. </text:p>
      <text:p text:style-name="P7"/>
      <text:p text:style-name="P7">“What do you think of this?” Asked Daginal- writing from across the court yard. </text:p>
      <text:p text:style-name="P7"/>
      <text:p text:style-name="P7">“She's reading these.” Said Dreth. <text:line-break/><text:line-break/>“Damn it man, I know. How does she know all this? How the fuck did we get here?” </text:p>
      <text:p text:style-name="P7"/>
      <text:p text:style-name="P7">“The Yyrth are top notch corporate espionage. I'm sorry Dag I didn't even think of that- the books are solid, but well accounts are my game not info.” </text:p>
      <text:p text:style-name="P7"/>
      <text:p text:style-name="P7">It was sudden when the screaming started. Daginal felt his heart beat spike and sweat bead on his neck. <text:soft-page-break/>They stopped speaking and watched. <text:s/></text:p>
      <text:p text:style-name="P7"/>
      <text:p text:style-name="P7">The accolites and priests were pulling people from a deep place under the dias. The first into the sunlight was a woman, slight of build with color treated blonde hair that was made burned looking by the chemical treatment. Holding too hard to youth her skin looked pulled too tight. </text:p>
      <text:p text:style-name="P7"/>
      <text:p text:style-name="P7">“It's a lie! It is a lie. Look at my accounts. Stop this, you fools I'll have your skins. I am Parma Gara. Of the Ignaldo Island Asteroid <text:s/>Gara's” She had sat down like a petchulant child and the large accolite that had her by the arm was dragging her acros the dias. One of her shoes fell had fallen off. Many stared. Some made looks at each other and laughed. Daginal saw the enclave all together and they seemed to not be watching at all. <text:line-break/><text:line-break/>The great brother was here too. On the stoney corner of the dias he stood. <text:line-break/><text:line-break/>We are here to witness the bankruptcy of Parma Gara. Having stood insolvent for one year, and made no payments to creditors- we declare your books open. Your assets forefit. We strip you of your rights as business woman. With this he tore open the breast of her blouse. The tongue taker was at his side in an instant smiling <text:s/>and she hooked the pendant of her business woman's office, wires and all, and pulled the whole mess and blood from the woman's chest. It left a small hole and gore weltered out from it. </text:p>
      <text:p text:style-name="P7"/>
      <text:p text:style-name="P7">The old crones of the temples acctuary held out a penitant's cloak. Parma Gara what decision do you make now? Will you join the noble orders of this church and make money for the temple? Or will join the lower class, the workers? <text:line-break/><text:line-break/>Neither! Screamed the woman. “I will have my company back” A vein bulged in her head. It was clear that she'd lost touch with what was actually happening with her. Very few had made it back from the sins of bankruptcy to company status again. Blood pulsed from the wound in slow trickles. <text:line-break/><text:line-break/><text:line-break/>Please! Spoke a crone. Come to the embrace of <text:span text:style-name="T1">the company,</text:span> work for us. </text:p>
      <text:p text:style-name="P7"/>
      <text:p text:style-name="P7">In that moment Daginal understood what was happening here. Each year the new cycle of start up founders would be given company status. An ephermiral status that bestowed the best their society had to offer. Travel, Information, Freedom, Money, The rights to trade and own. To become a saint, a god of commerce. It was what he'd worked so hard for. <text:line-break/><text:line-break/>And when new companies begain, others ended. He was watching the diciplinary court. These people were being stripped of their corpratehood. Some would join the temple. That meant a life of dedicating all your skills and services to the church. Every single gold coin, every scrap of profit for the temple. It was “honorable” but in a society of self, where the ultimate goal was the premiere actualization of self. Well no one thought a fuck for honor. </text:p>
      <text:p text:style-name="P7"/>
      <text:p text:style-name="P7">They were through six now. This one was a huge Ibarian with arms like kegs and beatuful raised lilac scars on his calves and temples and red in the chest. He joined the church. They burned the seal of the spire on his chest over the top of the beautiful scar work. No noise escaped his lips. But a squeal of joy came out of the tongue taker when she pressed the white titanium to him. </text:p>
      <text:p text:style-name="P7"/>
      <text:p text:style-name="P7">“she's done this on purpose.” <text:line-break/><text:soft-page-break/><text:line-break/>“Of course I did” She chimed in. “You two needed to see the route you're headed on. Perfect advertising for my services.” <text:line-break/><text:line-break/>Daginal grabbed the note out of Dreth's hands and put both of them in his pocket. Where the hell was that woman? He looked around the ceremony and then spotted her in a tree. Again smiling and eyes on them. <text:line-break/><text:line-break/>He jerked his head in the direction of the basement enterance Dreth had come up. They retreated into the access tunnel. It was cooler here. It took moments for his eyes to adjust but when they did he could see the candle lit tables of the studyarium far off in the distance. Above someone screamed. </text:p>
      <text:p text:style-name="P7"/>
      <text:p text:style-name="P7">They exchanged words on the paper dreth carried for notes. <text:line-break/><text:line-break/>“We have to consider this. She obviously knows way more than we do.” Daginal was regretting cheating and lying his way to the position he was in. </text:p>
      <text:p text:style-name="P7"/>
      <text:p text:style-name="P7">“Can we trust her?” Asked Dreth. <text:line-break/><text:line-break/>“Fuck I wish I would have just studied and worked hard.” Said Dag</text:p>
      <text:p text:style-name="P7"/>
      <text:p text:style-name="P7">“You didn't. I wish we would have too. But that choice is beyond us now.” He broke the pencil they were using, and had to wait to sharpen another before he could write again. <text:line-break/><text:line-break/>“You didn't answer my question. Can we trust her?” <text:line-break/><text:line-break/>“Fuck no.” He shook his head to emphasize it. “But if we get her to sign a contract I believe we could do business. What else are we going to do?” </text:p>
      <text:p text:style-name="P7"/>
      <text:p text:style-name="P7">“Well ask her then.” </text:p>
      <text:p text:style-name="P7"/>
      <text:p text:style-name="P7">Dag got the note back out. It was Dreths. HE handed it to him. Then took his own out. The wall of the tunnel was smooth and it felt like the texture of a blade as he pressed the paper against it to write. </text:p>
      <text:p text:style-name="P7"/>
      <text:p text:style-name="P7">“What terms would you offer? Contract?” </text:p>
      <text:p text:style-name="P7"/>
      <text:p text:style-name="P7">“25% of all your profits into a dutch crater bank unnumbered account. Bi-annual. I want access to your books too. That accountant is too good I need to check he's not being creative. I'd sign a full confidentiality and non-compete.” </text:p>
      <text:p text:style-name="P7"/>
      <text:p text:style-name="P7">Dreth turned to Dag and wrote on the paper just between them. “That's a good deal. I'd see the contractor to make it iron clad. But if this were my ship I'd take that deal. We can go to the contract specialists </text:p>
      <text:p text:style-name="P7"><text:s/></text:p>
      <text:p text:style-name="P7"><text:line-break/></text:p>
      <text:p text:style-name="P7"/>
      <text:p text:style-name="P7"/>
      <text:p text:style-name="P7"/>
      <text:p text:style-name="P7"><text:soft-page-break/></text:p>
      <text:p text:style-name="P7"/>
      <text:p text:style-name="P7"/>
      <text:p text:style-name="P7"/>
      <text:p text:style-name="P7"><text:line-break/><text:line-break/></text:p>
      <text:p text:style-name="P7"/>
      <text:p text:style-name="P7"/>
      <text:p text:style-name="P7"><text:line-break/><text:line-break/></text:p>
      <text:p text:style-name="P7"/>
      <text:p text:style-name="P7"><text:line-break/><text:line-break/><text:line-break/><text:line-break/></text:p>
      <text:p text:style-name="P7"/>
      <text:p text:style-name="P7"/>
      <text:p text:style-name="P7"/>
      <text:p text:style-name="P7"/>
      <text:p text:style-name="P7"/>
      <text:p text:style-name="P7"><text:line-break/><text:line-break/></text:p>
      <text:p text:style-name="P7"/>
      <text:p text:style-name="P7"/>
      <text:p text:style-name="P7"><text:line-break/><text:line-break/></text:p>
      <text:p text:style-name="P7"/>
      <text:p text:style-name="P7"/>
      <text:p text:style-name="P7"/>
      <text:p text:style-name="P5"><text:line-break/><text:line-break/> </text:p>
      <text:p text:style-name="P5">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text:soft-page-break/>anyone take what is his. HE BUILT IT (Not really he's a privalidged fuck) so he searches throught the corprate structures and finds one an ancient one- the onboard personhood transfer- where the corporation becomes the person- takes their personhood- and it affords him all kinds of things. But he 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5"/>
      <text:p text:style-name="P5"/>
      <text:p text:style-name="P5"><text:line-break/><text:line-break/><text:line-break/><text:line-break/><text:line-break/><text:line-break/><text:line-break/></text:p>
      <text:p text:style-name="P4"><text:s/></text:p>
      <text:p text:style-name="P4"/>
      <text:p text:style-name="P4"/>
      <text:p text:style-name="P4"><text:line-break/><text:line-break/></text:p>
      <text:p text:style-name="P4"/>
      <text:p text:style-name="P4"><text:line-break/> </text:p>
      <text:p text:style-name="P4"/>
      <text:p text:style-name="P4"><text:line-break/><text:line-break/><text:line-break/><text:line-break/> <text:line-break/><text:line-break/><text:line-break/><text:line-break/><text:line-break/><text:line-break/></text:p>
      <text:p text:style-name="P4"><text:s/><text:line-break/>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08-01T19:46:42.23</dc:date>
    <dc:creator>Blake Stanger</dc:creator>
    <meta:editing-duration>P21DT20H29M48S</meta:editing-duration>
    <meta:editing-cycles>334</meta:editing-cycles>
    <meta:generator>OpenOffice/4.1.11$Win32 OpenOffice.org_project/4111m1$Build-9808</meta:generator>
    <meta:document-statistic meta:table-count="0" meta:image-count="2" meta:object-count="0" meta:page-count="145" meta:paragraph-count="1379" meta:word-count="65219" meta:character-count="355725"/>
  </office:meta>
</office:document-meta>
</file>